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in" fo:margin-left="0.4944in" table:align="left"/>
    </style:style>
    <style:style style:name="Table1.A" style:family="table-column">
      <style:table-column-properties style:column-width="1.4625in"/>
    </style:style>
    <style:style style:name="Table1.B" style:family="table-column">
      <style:table-column-properties style:column-width="2.4535in"/>
    </style:style>
    <style:style style:name="Table1.C" style:family="table-column">
      <style:table-column-properties style:column-width="2.28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1875in" fo:margin-left="0.5146in" table:align="left"/>
    </style:style>
    <style:style style:name="Table4.A" style:family="table-column">
      <style:table-column-properties style:column-width="1.6146in"/>
    </style:style>
    <style:style style:name="Table4.B" style:family="table-column">
      <style:table-column-properties style:column-width="0.5313in"/>
    </style:style>
    <style:style style:name="Table4.C" style:family="table-column">
      <style:table-column-properties style:column-width="4.041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0382in" fo:margin-left="1.6563in" table:align="left"/>
    </style:style>
    <style:style style:name="Table2.A" style:family="table-column">
      <style:table-column-properties style:column-width="0.9417in"/>
    </style:style>
    <style:style style:name="Table2.B" style:family="table-column">
      <style:table-column-properties style:column-width="4.0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3" style:family="table">
      <style:table-properties style:width="5.0382in" fo:margin-left="1.6563in" table:align="left"/>
    </style:style>
    <style:style style:name="Table3.A" style:family="table-column">
      <style:table-column-properties style:column-width="2.1632in"/>
    </style:style>
    <style:style style:name="Table3.B" style:family="table-column">
      <style:table-column-properties style:column-width="2.8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5" style:family="table">
      <style:table-properties style:width="5.7729in" fo:margin-left="0.9229in" table:align="left"/>
    </style:style>
    <style:style style:name="Table5.A" style:family="table-column">
      <style:table-column-properties style:column-width="1.0764in"/>
    </style:style>
    <style:style style:name="Table5.B" style:family="table-column">
      <style:table-column-properties style:column-width="4.696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 style:family="paragraph" style:parent-style-name="Standard">
      <style:paragraph-properties fo:margin-left="0.5008in" fo:margin-right="0in" fo:text-indent="0in" style:auto-text-indent="false"/>
      <style:text-properties fo:font-size="10pt" style:font-size-asian="10pt" style:font-size-complex="10pt"/>
    </style:style>
    <style:style style:name="P7"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008in" fo:margin-right="0in" fo:text-indent="0in" style:auto-text-indent="false"/>
      <style:text-properties fo:font-size="10pt" style:text-underline-style="none" style:font-size-asian="10pt" style:font-size-complex="10pt"/>
    </style:style>
    <style:style style:name="P9" style:family="paragraph" style:parent-style-name="Standard">
      <style:paragraph-properties fo:margin-left="0.5008in" fo:margin-right="0in" fo:margin-top="0in" fo:margin-bottom="0.0598in" style:contextual-spacing="false" fo:text-indent="0in" style:auto-text-indent="false"/>
      <style:text-properties fo:font-size="10pt" style:font-size-asian="10pt" style:font-size-complex="10pt"/>
    </style:style>
    <style:style style:name="P10"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11"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0.5008in" fo:margin-right="0in" fo:margin-top="0in" fo:margin-bottom="0in" style:contextual-spacing="false" fo:text-indent="0in"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size="12pt" fo:font-weight="normal" style:font-size-asian="10.5pt" style:font-weight-asian="normal" style:font-size-complex="12pt" style:font-weight-complex="normal"/>
    </style:style>
    <style:style style:name="P15" style:family="paragraph" style:parent-style-name="Standard">
      <style:paragraph-properties fo:margin-left="0.9118in" fo:margin-right="0in" fo:margin-top="0in" fo:margin-bottom="0in" style:contextual-spacing="false" fo:text-indent="0in" style:auto-text-indent="false">
        <style:tab-stops/>
      </style:paragraph-properties>
      <style:text-properties fo:font-weight="bold" officeooo:paragraph-rsid="000a8970" style:font-weight-asian="bold" style:font-weight-complex="bold"/>
    </style:style>
    <style:style style:name="P16"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18" style:family="paragraph" style:parent-style-name="Standard">
      <style:paragraph-properties fo:margin-left="0.9118in" fo:margin-right="0in" fo:text-indent="0in" style:auto-text-indent="false">
        <style:tab-stops/>
      </style:paragraph-properties>
      <style:text-properties fo:font-size="12pt" fo:font-weight="bold" officeooo:rsid="000a172d" officeooo:paragraph-rsid="000a172d" style:font-size-asian="12pt" style:font-weight-asian="bold" style:font-size-complex="12pt" style:font-weight-complex="bold"/>
    </style:style>
    <style:style style:name="P19" style:family="paragraph" style:parent-style-name="Standard">
      <style:paragraph-properties fo:margin-left="0.9118in" fo:margin-right="0in" fo:margin-top="0in" fo:margin-bottom="0.0402in" style:contextual-spacing="false" fo:text-indent="0in" style:auto-text-indent="false">
        <style:tab-stops/>
      </style:paragraph-properties>
      <style:text-properties fo:font-size="10pt" fo:font-weight="normal" style:font-size-asian="10pt" style:font-weight-asian="normal" style:font-size-complex="10pt" style:font-weight-complex="normal"/>
    </style:style>
    <style:style style:name="P20"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172d" style:font-size-asian="12pt" style:font-weight-asian="bold" style:font-size-complex="12pt" style:font-weight-complex="bold"/>
    </style:style>
    <style:style style:name="P21"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0a8970" style:font-size-asian="12pt" style:font-weight-asian="bold" style:font-size-complex="12pt" style:font-weight-complex="bold"/>
    </style:style>
    <style:style style:name="P22"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03f58" style:font-size-asian="12pt" style:font-weight-asian="bold" style:font-size-complex="12pt" style:font-weight-complex="bold"/>
    </style:style>
    <style:style style:name="P23" style:family="paragraph" style:parent-style-name="Standard">
      <style:paragraph-properties fo:margin-left="0.9118in" fo:margin-right="0in" fo:margin-top="0in" fo:margin-bottom="0.0598in" style:contextual-spacing="false" fo:text-indent="0in" style:auto-text-indent="false">
        <style:tab-stops/>
      </style:paragraph-properties>
      <style:text-properties fo:font-size="12pt" fo:font-weight="bold" officeooo:paragraph-rsid="00120b13" style:font-size-asian="12pt" style:font-weight-asian="bold" style:font-size-complex="12pt" style:font-weight-complex="bold"/>
    </style:style>
    <style:style style:name="P24" style:family="paragraph" style:parent-style-name="Standard">
      <style:paragraph-properties fo:margin-top="0in" fo:margin-bottom="0.0598in" style:contextual-spacing="false"/>
      <style:text-properties style:text-underline-style="none" fo:font-weight="bold" style:font-weight-asian="bold" style:font-weight-complex="bold"/>
    </style:style>
    <style:style style:name="P25" style:family="paragraph" style:parent-style-name="Standard">
      <style:paragraph-properties fo:margin-left="0in" fo:margin-right="0in" fo:margin-top="0in" fo:margin-bottom="0in" style:contextual-spacing="false" fo:text-indent="0in" style:auto-text-indent="false"/>
      <style:text-properties style:text-underline-style="none" fo:font-weight="bold" style:font-weight-asian="bold" style:font-weight-complex="bold"/>
    </style:style>
    <style:style style:name="P26" style:family="paragraph" style:parent-style-name="Standard">
      <style:paragraph-properties fo:margin-left="0in" fo:margin-right="0in" fo:margin-top="0in" fo:margin-bottom="0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fo:margin-top="0in" fo:margin-bottom="0in" style:contextual-spacing="false"/>
      <style:text-properties style:text-underline-style="none" fo:font-weight="bold" style:font-weight-asian="bold" style:font-weight-complex="bold"/>
    </style:style>
    <style:style style:name="P28" style:family="paragraph" style:parent-style-name="Standard">
      <style:paragraph-properties fo:margin-top="0in" fo:margin-bottom="0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29" style:family="paragraph" style:parent-style-name="Standard">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30"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1"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32"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margin-left="1.4925in" fo:margin-right="0in" fo:text-indent="-0.5811in" style:auto-text-indent="false">
        <style:tab-stops>
          <style:tab-stop style:position="0.1807in"/>
        </style:tab-stops>
      </style:paragraph-properties>
      <style:text-properties style:text-underline-style="none" fo:font-weight="normal" style:font-weight-asian="normal" style:font-weight-complex="normal"/>
    </style:style>
    <style:style style:name="P34" style:family="paragraph" style:parent-style-name="Standard">
      <style:paragraph-properties fo:margin-left="1.4925in" fo:margin-right="0in" fo:text-indent="-0.5811in" style:auto-text-indent="false">
        <style:tab-stops/>
      </style:paragraph-properties>
    </style:style>
    <style:style style:name="P35" style:family="paragraph" style:parent-style-name="Table_20_Contents">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text-properties fo:font-size="10pt" officeooo:paragraph-rsid="001908d3" style:font-size-asian="10pt" style:font-size-complex="10pt"/>
    </style:style>
    <style:style style:name="P38" style:family="paragraph" style:parent-style-name="Table_20_Contents">
      <style:text-properties fo:font-size="10pt" officeooo:rsid="001908d3" officeooo:paragraph-rsid="001908d3" style:font-size-asian="10pt" style:font-size-complex="10pt"/>
    </style:style>
    <style:style style:name="P39" style:family="paragraph" style:parent-style-name="Table_20_Contents">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1" style:family="paragraph" style:parent-style-name="Table_20_Contents">
      <style:text-properties fo:font-size="10pt" fo:font-weight="bold" officeooo:rsid="001908d3" officeooo:paragraph-rsid="001908d3" style:font-size-asian="10pt" style:font-weight-asian="bold" style:font-size-complex="10pt" style:font-weight-complex="bold"/>
    </style:style>
    <style:style style:name="P42"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43"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44"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45"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46"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20b13" style:font-size-asian="10pt" style:font-weight-asian="normal" style:font-size-complex="10pt" style:font-weight-complex="normal"/>
    </style:style>
    <style:style style:name="P47" style:family="paragraph" style:parent-style-name="Standard">
      <style:paragraph-properties fo:margin-left="1.302in" fo:margin-right="0in" fo:text-indent="0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48"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49"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0"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d30da" style:font-size-asian="10pt" style:font-weight-asian="normal" style:font-size-complex="10pt" style:font-weight-complex="normal"/>
    </style:style>
    <style:style style:name="P51"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0e6aef" style:font-size-asian="10pt" style:font-weight-asian="normal" style:font-size-complex="10pt" style:font-weight-complex="normal"/>
    </style:style>
    <style:style style:name="P52"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3" style:family="paragraph" style:parent-style-name="Standard">
      <style:paragraph-properties fo:margin-left="2.0417in" fo:margin-right="0in" fo:text-indent="-0.7398in" style:auto-text-indent="false">
        <style:tab-stops/>
      </style:paragraph-properties>
      <style:text-properties fo:font-size="10pt" style:text-underline-style="none" fo:font-weight="normal" officeooo:paragraph-rsid="00132bd1" style:font-size-asian="10pt" style:font-weight-asian="normal" style:font-size-complex="10pt" style:font-weight-complex="normal"/>
    </style:style>
    <style:style style:name="P54"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5" style:family="paragraph" style:parent-style-name="Standard">
      <style:paragraph-properties fo:margin-left="1.8854in" fo:margin-right="0in" fo:text-indent="-0.5835in" style:auto-text-indent="false">
        <style:tab-stops/>
      </style:paragraph-properties>
      <style:text-properties fo:font-size="10pt" style:text-underline-style="none" fo:font-weight="normal" officeooo:paragraph-rsid="00103f58" style:font-size-asian="10pt" style:font-weight-asian="normal" style:font-size-complex="10pt" style:font-weight-complex="normal"/>
    </style:style>
    <style:style style:name="P56"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57" style:family="paragraph" style:parent-style-name="Standard">
      <style:paragraph-properties fo:margin-left="2.1043in" fo:margin-right="0in" fo:text-indent="-0.7953in" style:auto-text-indent="false">
        <style:tab-stops/>
      </style:paragraph-properties>
      <style:text-properties fo:font-size="10pt" style:text-underline-style="none" fo:font-weight="normal" officeooo:paragraph-rsid="000b659c" style:font-size-asian="10pt" style:font-weight-asian="normal" style:font-size-complex="10pt" style:font-weight-complex="normal"/>
    </style:style>
    <style:style style:name="P58" style:family="paragraph" style:parent-style-name="Standard">
      <style:paragraph-properties fo:margin-left="2.1043in" fo:margin-right="0in" fo:text-indent="-0.802in" style:auto-text-indent="false">
        <style:tab-stops/>
      </style:paragraph-properties>
      <style:text-properties fo:font-size="10pt" style:text-underline-style="none" fo:font-weight="normal" officeooo:paragraph-rsid="000a8970" style:font-size-asian="10pt" style:font-weight-asian="normal" style:font-size-complex="10pt" style:font-weight-complex="normal"/>
    </style:style>
    <style:style style:name="P59" style:family="paragraph" style:parent-style-name="Standard">
      <style:paragraph-properties fo:margin-left="0.5102in" fo:margin-right="0in" fo:margin-top="0in" fo:margin-bottom="0in" style:contextual-spacing="false" fo:text-indent="0in" style:auto-text-indent="false"/>
      <style:text-properties style:text-underline-style="none" fo:font-weight="bold" officeooo:rsid="001908d3" officeooo:paragraph-rsid="001908d3" style:font-weight-asian="bold" style:font-weight-complex="bold"/>
    </style:style>
    <style:style style:name="P60"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1" style:family="paragraph" style:parent-style-name="Standard" style:list-style-name="L1">
      <style:paragraph-properties fo:margin-top="0in" fo:margin-bottom="0.0598in" style:contextual-spacing="false"/>
      <style:text-properties style:text-underline-style="none" fo:font-weight="bold" style:font-weight-asian="bold" style:font-weight-complex="bold"/>
    </style:style>
    <style:style style:name="P62" style:family="paragraph" style:parent-style-name="Standard" style:list-style-name="L1">
      <style:paragraph-properties fo:margin-top="0in" fo:margin-bottom="0.0598in" style:contextual-spacing="false"/>
      <style:text-properties style:text-underline-style="none" fo:font-weight="bold" officeooo:paragraph-rsid="001b97ac" style:font-weight-asian="bold" style:font-weight-complex="bold"/>
    </style:style>
    <style:style style:name="P63" style:family="paragraph" style:parent-style-name="Standard" style:list-style-name="L1">
      <style:paragraph-properties fo:margin-top="0in" fo:margin-bottom="0.0598in" style:contextual-spacing="false"/>
      <style:text-properties style:text-underline-style="none" fo:font-weight="bold" officeooo:rsid="001908d3" officeooo:paragraph-rsid="001908d3" style:font-weight-asian="bold" style:font-weight-complex="bold"/>
    </style:style>
    <style:style style:name="P64"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style:font-weight-asian="bold" style:font-weight-complex="bold"/>
    </style:style>
    <style:style style:name="P65"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15d98c" style:font-weight-asian="bold" style:font-weight-complex="bold"/>
    </style:style>
    <style:style style:name="P66"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paragraph-rsid="0023e40b" style:font-weight-asian="bold" style:font-weight-complex="bold"/>
    </style:style>
    <style:style style:name="P67" style:family="paragraph" style:parent-style-name="Standard" style:list-style-name="L1">
      <style:paragraph-properties fo:margin-top="0in" fo:margin-bottom="0.0598in" style:contextual-spacing="false">
        <style:tab-stops>
          <style:tab-stop style:position="0.1602in"/>
        </style:tab-stops>
      </style:paragraph-properties>
      <style:text-properties style:text-underline-style="none" fo:font-weight="bold" officeooo:rsid="0015d98c" officeooo:paragraph-rsid="0015d98c" style:font-weight-asian="bold" style:font-weight-complex="bold"/>
    </style:style>
    <style:style style:name="P68" style:family="paragraph" style:parent-style-name="Standard" style:list-style-name="L1">
      <style:paragraph-properties fo:margin-top="0in" fo:margin-bottom="0in" style:contextual-spacing="false"/>
      <style:text-properties fo:font-size="10pt" style:text-underline-style="none" fo:font-weight="normal" officeooo:rsid="001908d3" officeooo:paragraph-rsid="001908d3" style:font-size-asian="10pt" style:font-weight-asian="normal" style:font-size-complex="10pt" style:font-weight-complex="normal"/>
    </style:style>
    <style:style style:name="P69" style:family="paragraph" style:parent-style-name="Standard" style:list-style-name="L1">
      <style:paragraph-properties fo:margin-top="0in" fo:margin-bottom="0in" style:contextual-spacing="false"/>
      <style:text-properties fo:font-size="10pt" style:text-underline-style="none" fo:font-weight="normal" officeooo:rsid="0015d98c" officeooo:paragraph-rsid="0015d98c" style:font-size-asian="10pt" style:font-weight-asian="normal" style:font-size-complex="10pt" style:font-weight-complex="normal"/>
    </style:style>
    <style:style style:name="P70" style:family="paragraph" style:parent-style-name="Standard" style:list-style-name="L1">
      <style:paragraph-properties fo:margin-top="0in" fo:margin-bottom="0in" style:contextual-spacing="false"/>
      <style:text-properties fo:font-size="10pt" style:text-underline-style="none" fo:font-weight="normal" officeooo:rsid="00147e90" officeooo:paragraph-rsid="00147e90" style:font-size-asian="8.75pt" style:font-weight-asian="normal" style:font-size-complex="10pt" style:font-weight-complex="normal"/>
    </style:style>
    <style:style style:name="P71" style:family="paragraph" style:parent-style-name="Standard" style:list-style-name="L1">
      <style:paragraph-properties fo:margin-top="0in" fo:margin-bottom="0in" style:contextual-spacing="false"/>
      <style:text-properties fo:font-size="12pt" style:text-underline-style="none" fo:font-weight="normal" officeooo:rsid="00147e90" officeooo:paragraph-rsid="00147e90" style:font-size-asian="10.5pt" style:font-weight-asian="normal" style:font-size-complex="12pt" style:font-weight-complex="normal"/>
    </style:style>
    <style:style style:name="P72" style:family="paragraph" style:parent-style-name="Standard" style:list-style-name="L1">
      <style:paragraph-properties fo:margin-top="0in" fo:margin-bottom="0in" style:contextual-spacing="false"/>
      <style:text-properties style:text-underline-style="none" fo:font-weight="normal" officeooo:rsid="0015d98c" officeooo:paragraph-rsid="0015d98c" style:font-weight-asian="normal" style:font-weight-complex="normal"/>
    </style:style>
    <style:style style:name="P73" style:family="paragraph" style:parent-style-name="Standard">
      <style:paragraph-properties fo:margin-top="0in" fo:margin-bottom="0in" style:contextual-spacing="false"/>
      <style:text-properties style:text-underline-style="none" fo:font-weight="bold" style:font-weight-asian="bold" style:font-weight-complex="bold"/>
    </style:style>
    <style:style style:name="P74"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weight="bold" style:font-weight-asian="bold" style:font-weight-complex="bold"/>
    </style:style>
    <style:style style:name="P75"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style:text-underline-style="none" fo:font-weight="bold" style:font-weight-asian="bold" style:font-weight-complex="bold"/>
    </style:style>
    <style:style style:name="P76" style:family="paragraph" style:parent-style-name="Standard" style:list-style-name="L1">
      <style:paragraph-properties fo:margin-left="0.7516in" fo:margin-right="0in" fo:margin-top="0in" fo:margin-bottom="0.0598in" style:contextual-spacing="false" fo:text-indent="-0.2508in" style:auto-text-indent="false">
        <style:tab-stops>
          <style:tab-stop style:position="0.1602in"/>
        </style:tab-stops>
      </style:paragraph-properties>
      <style:text-properties fo:font-size="12pt" style:text-underline-style="none" fo:font-weight="bold" officeooo:paragraph-rsid="001b97ac" style:font-size-asian="12pt" style:font-weight-asian="bold" style:font-size-complex="12pt" style:font-weight-complex="bold"/>
    </style:style>
    <style:style style:name="P77" style:family="paragraph" style:parent-style-name="Standard" style:list-style-name="L1">
      <style:paragraph-properties fo:margin-left="0.9118in" fo:margin-right="0in" fo:margin-top="0in" fo:margin-bottom="0.0402in" style:contextual-spacing="false"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78" style:family="paragraph" style:parent-style-name="Standard" style:list-style-name="L1">
      <style:paragraph-properties fo:margin-left="0.9118in" fo:margin-right="0in" fo:margin-top="0in" fo:margin-bottom="0.0402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79"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style>
    <style:style style:name="P80" style:family="paragraph" style:parent-style-name="Standard" style:list-style-name="L1">
      <style:paragraph-properties fo:margin-left="0.9118in" fo:margin-right="0in" fo:margin-top="0in" fo:margin-bottom="0in" style:contextual-spacing="false"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81"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82" style:family="paragraph" style:parent-style-name="Standard">
      <style:paragraph-properties fo:margin-left="0.9118in" fo:margin-right="0in" fo:margin-top="0in" fo:margin-bottom="0in" style:contextual-spacing="false" fo:text-indent="0in" style:auto-text-indent="false">
        <style:tab-stops>
          <style:tab-stop style:position="0.1807in"/>
          <style:tab-stop style:position="0.2866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83" style:family="paragraph" style:parent-style-name="Standard">
      <style:paragraph-properties fo:margin-left="0.9118in" fo:margin-right="0in" fo:margin-top="0in" fo:margin-bottom="0in" style:contextual-spacing="false" fo:text-indent="0in" style:auto-text-indent="false">
        <style:tab-stops>
          <style:tab-stop style:position="0.139in"/>
          <style:tab-stop style:position="0.2866in"/>
          <style:tab-stop style:position="1.5528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84" style:family="paragraph" style:parent-style-name="Standard">
      <style:paragraph-properties fo:margin-left="0.9118in" fo:margin-right="0in" fo:margin-top="0in" fo:margin-bottom="0in" style:contextual-spacing="false" fo:text-indent="0in" style:auto-text-indent="false"/>
      <style:text-properties fo:font-size="10pt" style:text-underline-style="none" fo:font-weight="normal" officeooo:paragraph-rsid="00235d70" style:font-size-asian="8.75pt" style:font-weight-asian="normal" style:font-size-complex="10pt" style:font-weight-complex="normal"/>
    </style:style>
    <style:style style:name="P85"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86" style:family="paragraph" style:parent-style-name="Standard">
      <style:paragraph-properties fo:margin-left="0.9118in" fo:margin-right="0in" fo:text-indent="0in"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87" style:family="paragraph" style:parent-style-name="Standard" style:list-style-name="L1">
      <style:paragraph-properties fo:margin-left="0.9165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88" style:family="paragraph" style:parent-style-name="Standard">
      <style:paragraph-properties fo:margin-left="0.9165in" fo:margin-right="0in" fo:margin-top="0in" fo:margin-bottom="0in" style:contextual-spacing="false" fo:text-indent="0in" style:auto-text-indent="false"/>
      <style:text-properties fo:font-size="10pt" style:text-underline-style="none" fo:font-weight="normal" officeooo:paragraph-rsid="001b97ac" style:font-size-asian="8.75pt" style:font-weight-asian="normal" style:font-size-complex="10pt" style:font-weight-complex="normal"/>
    </style:style>
    <style:style style:name="P89" style:family="paragraph" style:parent-style-name="Standard" style:list-style-name="L1">
      <style:paragraph-properties fo:margin-left="0.9193in" fo:margin-right="0in" fo:margin-top="0in" fo:margin-bottom="0in" style:contextual-spacing="false" fo:text-indent="0in" style:auto-text-indent="false">
        <style:tab-stops/>
      </style:paragraph-properties>
      <style:text-properties fo:font-size="10pt" style:text-underline-style="none" fo:font-weight="normal" officeooo:paragraph-rsid="0015d98c" style:font-size-asian="10pt" style:font-weight-asian="normal" style:font-size-complex="10pt" style:font-weight-complex="normal"/>
    </style:style>
    <style:style style:name="P90" style:family="paragraph" style:parent-style-name="Standard" style:list-style-name="L1">
      <style:paragraph-properties fo:margin-left="0.9256in" fo:margin-right="0in" fo:margin-top="0in" fo:margin-bottom="0in" style:contextual-spacing="false" fo:text-indent="0in" style:auto-text-indent="false">
        <style:tab-stops/>
      </style:paragraph-properties>
      <style:text-properties officeooo:paragraph-rsid="0015d98c"/>
    </style:style>
    <style:style style:name="P91" style:family="paragraph" style:parent-style-name="Standard" style:list-style-name="L1">
      <style:paragraph-properties fo:margin-left="0.5008in" fo:margin-right="0in" fo:margin-top="0in" fo:margin-bottom="0.0598in" style:contextual-spacing="false"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92" style:family="paragraph" style:parent-style-name="Standard">
      <style:paragraph-properties fo:margin-left="0.5008in" fo:margin-right="0in" fo:margin-top="0in" fo:margin-bottom="0in" style:contextual-spacing="false" fo:text-indent="0in" style:auto-text-indent="false"/>
      <style:text-properties fo:font-size="10pt" style:text-underline-style="none" fo:font-weight="normal" style:font-size-asian="8.75pt" style:font-weight-asian="normal" style:font-size-complex="10pt" style:font-weight-complex="normal"/>
    </style:style>
    <style:style style:name="P93" style:family="paragraph" style:parent-style-name="Standard">
      <style:paragraph-properties fo:margin-left="0.5008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style:font-size-asian="8.75pt" style:font-weight-asian="normal" style:font-size-complex="10pt" style:font-weight-complex="normal"/>
    </style:style>
    <style:style style:name="P94" style:family="paragraph" style:parent-style-name="Standard">
      <style:paragraph-properties fo:margin-left="0.5008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paragraph-rsid="001bb295" style:font-size-asian="8.75pt" style:font-weight-asian="normal" style:font-size-complex="10pt" style:font-weight-complex="normal"/>
    </style:style>
    <style:style style:name="P95" style:family="paragraph" style:parent-style-name="Standard">
      <style:paragraph-properties fo:margin-left="0.5008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paragraph-rsid="001bb295" style:font-size-asian="8.75pt" style:font-weight-asian="normal" style:font-size-complex="10pt" style:font-weight-complex="normal"/>
    </style:style>
    <style:style style:name="P96" style:family="paragraph" style:parent-style-name="Standard">
      <style:paragraph-properties fo:margin-left="0.5in" fo:margin-right="0in" fo:margin-top="0in" fo:margin-bottom="0in" style:contextual-spacing="false" fo:text-indent="0in" style:auto-text-indent="false"/>
      <style:text-properties fo:font-size="10pt" style:text-underline-style="none" fo:font-weight="normal" officeooo:paragraph-rsid="001b97ac" style:font-size-asian="8.75pt" style:font-weight-asian="normal" style:font-size-complex="10pt" style:font-weight-complex="normal"/>
    </style:style>
    <style:style style:name="P97" style:family="paragraph" style:parent-style-name="Standard" style:list-style-name="L1">
      <style:paragraph-properties fo:margin-left="0.7516in" fo:margin-right="0in" fo:margin-top="0in" fo:margin-bottom="0.0598in" style:contextual-spacing="false" fo:text-indent="-0.25in" style:auto-text-indent="false">
        <style:tab-stops>
          <style:tab-stop style:position="0.1602in"/>
        </style:tab-stops>
      </style:paragraph-properties>
      <style:text-properties fo:font-size="12pt" style:text-underline-style="none" fo:font-weight="bold" officeooo:paragraph-rsid="001b97ac" style:font-size-asian="12pt" style:font-weight-asian="bold" style:font-size-complex="12pt" style:font-weight-complex="bold"/>
    </style:style>
    <style:style style:name="P98" style:family="paragraph" style:parent-style-name="Standard">
      <style:paragraph-properties fo:margin-left="0in" fo:margin-right="0in" fo:margin-top="0in" fo:margin-bottom="0in" style:contextual-spacing="false" fo:text-indent="0in" style:auto-text-indent="false">
        <style:tab-stops/>
      </style:paragraph-properties>
      <style:text-properties fo:font-size="10pt" style:text-underline-style="none" fo:font-weight="normal" officeooo:paragraph-rsid="001b97ac" style:font-size-asian="8.75pt" style:font-weight-asian="normal" style:font-size-complex="10pt" style:font-weight-complex="normal"/>
    </style:style>
    <style:style style:name="P99" style:family="paragraph" style:parent-style-name="Standard">
      <style:paragraph-properties fo:margin-left="0.9201in" fo:margin-right="0in" fo:margin-top="0in" fo:margin-bottom="0in" style:contextual-spacing="false" fo:text-indent="0in" style:auto-text-indent="false"/>
      <style:text-properties fo:font-size="10pt" style:text-underline-style="none" fo:font-weight="normal" officeooo:paragraph-rsid="001bb295" style:font-size-asian="8.75pt" style:font-weight-asian="normal" style:font-size-complex="10pt" style:font-weight-complex="normal"/>
    </style:style>
    <style:style style:name="P100"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101" style:family="paragraph" style:parent-style-name="Standard">
      <style:paragraph-properties fo:margin-left="0.9201in" fo:margin-right="0in" fo:margin-top="0in" fo:margin-bottom="0in" style:contextual-spacing="false" fo:text-indent="0in" style:auto-text-indent="false">
        <style:tab-stops>
          <style:tab-stop style:position="0.1134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02"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103"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6862in"/>
          <style:tab-stop style:position="1.4756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04"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s>
      </style:paragraph-properties>
      <style:text-properties fo:font-size="10pt" style:text-underline-style="none" fo:font-weight="normal" officeooo:paragraph-rsid="0022484e" style:font-size-asian="8.75pt" style:font-weight-asian="normal" style:font-size-complex="10pt" style:font-weight-complex="normal"/>
    </style:style>
    <style:style style:name="P105"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 style:position="1.5366in"/>
        </style:tab-stops>
      </style:paragraph-properties>
      <style:text-properties fo:font-size="10pt" style:text-underline-style="none" fo:font-weight="normal" officeooo:paragraph-rsid="00235d70" style:font-size-asian="8.75pt" style:font-weight-asian="normal" style:font-size-complex="10pt" style:font-weight-complex="normal"/>
    </style:style>
    <style:style style:name="P106" style:family="paragraph" style:parent-style-name="Standard">
      <style:paragraph-properties fo:margin-left="0.9201in" fo:margin-right="0in" fo:margin-top="0in" fo:margin-bottom="0in" style:contextual-spacing="false" fo:text-indent="0in" style:auto-text-indent="false">
        <style:tab-stops>
          <style:tab-stop style:position="0.1134in"/>
          <style:tab-stop style:position="0.2693in"/>
        </style:tab-stops>
      </style:paragraph-properties>
      <style:text-properties officeooo:paragraph-rsid="00235d70"/>
    </style:style>
    <style:style style:name="P107" style:family="paragraph" style:parent-style-name="Standard" style:list-style-name="L1">
      <style:paragraph-properties fo:margin-left="0.2256in" fo:margin-right="0in" fo:margin-top="0in" fo:margin-bottom="0.0598in" style:contextual-spacing="false" fo:text-indent="0in" style:auto-text-indent="false">
        <style:tab-stops/>
      </style:paragraph-properties>
      <style:text-properties style:text-underline-style="none" fo:font-weight="bold" style:font-weight-asian="bold" style:font-weight-complex="bold"/>
    </style:style>
    <style:style style:name="P108"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109"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officeooo:paragraph-rsid="002460e3" style:font-size-asian="10pt" style:font-weight-asian="normal" style:font-size-complex="10pt" style:font-weight-complex="normal"/>
    </style:style>
    <style:style style:name="P110" style:family="paragraph" style:parent-style-name="Standard">
      <style:paragraph-properties fo:margin-left="1.4925in" fo:margin-right="0in" fo:text-indent="-0.5811in" style:auto-text-indent="false">
        <style:tab-stops>
          <style:tab-stop style:position="0.1807in"/>
          <style:tab-stop style:position="0.3043in"/>
        </style:tab-stops>
      </style:paragraph-properties>
      <style:text-properties fo:font-size="10pt" style:text-underline-style="none" fo:font-weight="normal" officeooo:paragraph-rsid="002460e3" style:font-size-asian="10pt" style:font-weight-asian="normal" style:font-size-complex="10pt" style:font-weight-complex="normal"/>
    </style:style>
    <style:style style:name="P111" style:family="paragraph" style:parent-style-name="Standard">
      <style:paragraph-properties fo:margin-left="1.6528in" fo:margin-right="0in" fo:text-indent="-0.7409in" style:auto-text-indent="false">
        <style:tab-stops/>
      </style:paragraph-properties>
      <style:text-properties fo:font-size="10pt" style:text-underline-style="none" fo:font-weight="normal" officeooo:paragraph-rsid="0023e40b" style:font-size-asian="10pt" style:font-weight-asian="normal" style:font-size-complex="10pt" style:font-weight-complex="normal"/>
    </style:style>
    <style:style style:name="P112" style:family="paragraph" style:parent-style-name="Table_20_Contents">
      <style:text-properties fo:font-size="10pt" officeooo:paragraph-rsid="001b97ac" style:font-size-asian="8.75pt" style:font-size-complex="10pt"/>
    </style:style>
    <style:style style:name="P113" style:family="paragraph" style:parent-style-name="Table_20_Contents">
      <style:text-properties fo:font-size="10pt" officeooo:paragraph-rsid="001bb295" style:font-size-asian="8.75pt" style:font-size-complex="10pt"/>
    </style:style>
    <style:style style:name="P114" style:family="paragraph" style:parent-style-name="Table_20_Contents">
      <style:text-properties fo:font-size="10pt" fo:font-weight="bold" officeooo:paragraph-rsid="001b97ac" style:font-size-asian="8.75pt" style:font-weight-asian="bold" style:font-size-complex="10pt" style:font-weight-complex="bold"/>
    </style:style>
    <style:style style:name="T1" style:family="text">
      <style:text-properties officeooo:rsid="0008868c"/>
    </style:style>
    <style:style style:name="T2" style:family="text">
      <style:text-properties style:font-name="Times New Roman1"/>
    </style:style>
    <style:style style:name="T3" style:family="text">
      <style:text-properties fo:font-size="10pt" style:font-size-asian="10pt" style:font-size-complex="10pt"/>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fo:font-size="10pt" style:text-underline-style="none" fo:font-weight="normal" officeooo:rsid="0015d98c" style:font-size-asian="10pt" style:font-weight-asian="normal" style:font-size-complex="10pt" style:font-weight-complex="normal"/>
    </style:style>
    <style:style style:name="T6" style:family="text">
      <style:text-properties fo:font-size="10pt" style:text-underline-style="none" fo:font-weight="normal" style:font-size-asian="8.75pt" style:font-weight-asian="normal" style:font-size-complex="10pt" style:font-weight-complex="normal"/>
    </style:style>
    <style:style style:name="T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fo:font-size="10pt" fo:font-style="italic" style:text-underline-style="none" fo:font-weight="normal" officeooo:rsid="0015d98c" style:font-size-asian="10pt" style:font-style-asian="italic" style:font-weight-asian="normal" style:font-size-complex="10pt" style:font-style-complex="italic" style:font-weight-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style:text-underline-style="none"/>
    </style:style>
    <style:style style:name="T11" style:family="text">
      <style:text-properties fo:font-style="italic" style:font-style-asian="italic" style:font-style-complex="italic"/>
    </style:style>
    <style:style style:name="T12" style:family="text">
      <style:text-properties fo:font-style="italic" officeooo:rsid="000a172d" style:font-style-asian="italic" style:font-style-complex="italic"/>
    </style:style>
    <style:style style:name="T13" style:family="text">
      <style:text-properties fo:font-style="italic" officeooo:rsid="0015d98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style:text-position="super 58%"/>
    </style:style>
    <style:style style:name="T16" style:family="text">
      <style:text-properties fo:font-style="normal" style:font-style-asian="normal" style:font-style-complex="normal"/>
    </style:style>
    <style:style style:name="T17" style:family="text">
      <style:text-properties officeooo:rsid="000a172d"/>
    </style:style>
    <style:style style:name="T18" style:family="text">
      <style:text-properties officeooo:rsid="000a8970"/>
    </style:style>
    <style:style style:name="T19" style:family="text">
      <style:text-properties officeooo:rsid="000b659c"/>
    </style:style>
    <style:style style:name="T20" style:family="text">
      <style:text-properties officeooo:rsid="000d30da"/>
    </style:style>
    <style:style style:name="T21" style:family="text">
      <style:text-properties officeooo:rsid="000e6aef"/>
    </style:style>
    <style:style style:name="T22" style:family="text">
      <style:text-properties officeooo:rsid="00103f58"/>
    </style:style>
    <style:style style:name="T23" style:family="text">
      <style:text-properties officeooo:rsid="00120b13"/>
    </style:style>
    <style:style style:name="T24" style:family="text">
      <style:text-properties officeooo:rsid="00126a17"/>
    </style:style>
    <style:style style:name="T25" style:family="text">
      <style:text-properties officeooo:rsid="00132bd1"/>
    </style:style>
    <style:style style:name="T26" style:family="text">
      <style:text-properties officeooo:rsid="00147e90"/>
    </style:style>
    <style:style style:name="T27" style:family="text">
      <style:text-properties officeooo:rsid="0015d98c"/>
    </style:style>
    <style:style style:name="T28" style:family="text">
      <style:text-properties officeooo:rsid="0017ad9a"/>
    </style:style>
    <style:style style:name="T29" style:family="text">
      <style:text-properties officeooo:rsid="001908d3"/>
    </style:style>
    <style:style style:name="T30" style:family="text">
      <style:text-properties officeooo:rsid="001aa7cb"/>
    </style:style>
    <style:style style:name="T31" style:family="text">
      <style:text-properties officeooo:rsid="001ab49a"/>
    </style:style>
    <style:style style:name="T32" style:family="text">
      <style:text-properties officeooo:rsid="001b97ac"/>
    </style:style>
    <style:style style:name="T33" style:family="text">
      <style:text-properties officeooo:rsid="001bb295"/>
    </style:style>
    <style:style style:name="T34" style:family="text">
      <style:text-properties officeooo:rsid="001eabcc"/>
    </style:style>
    <style:style style:name="T35" style:family="text">
      <style:text-properties officeooo:rsid="0020e8ac"/>
    </style:style>
    <style:style style:name="T36" style:family="text">
      <style:text-properties officeooo:rsid="0022484e"/>
    </style:style>
    <style:style style:name="T37" style:family="text">
      <style:text-properties officeooo:rsid="0022f4ce"/>
    </style:style>
    <style:style style:name="T38" style:family="text">
      <style:text-properties officeooo:rsid="00235d70"/>
    </style:style>
    <style:style style:name="T39" style:family="text">
      <style:text-properties officeooo:rsid="0023e40b"/>
    </style:style>
    <style:style style:name="T40" style:family="text">
      <style:text-properties officeooo:rsid="002460e3"/>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 <text:span text:style-name="T17">(API v2)</text:span></text:p>
      <text:p text:style-name="Standard"/>
      <text:p text:style-name="Standard"/>
      <text:list xml:id="list524885295691055442" text:style-name="L1">
        <text:list-item>
          <text:p text:style-name="P61">Copyright </text:p>
        </text:list-item>
      </text:list>
      <text:p text:style-name="P9">Copyright <text:span text:style-name="T2">©</text:span> 201<text:span text:style-name="T1">1-2013</text:span>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8">http://www.gnu.org/licenses/fdl.html.</text:p>
      <text:p text:style-name="P2"/>
      <text:list xml:id="list1139865962" text:continue-numbering="true" text:style-name="L1">
        <text:list-item>
          <text:p text:style-name="P61">Content / Target audience</text:p>
        </text:list-item>
      </text:list>
      <text:p text:style-name="P7">This document is mainly targeting fred users who want to build their own report templates and contains detailed descriptions of the reporting engine and all <text:span text:style-name="T30">constants, </text:span>data types and functions that are exported by fred to be used in report templates.</text:p>
      <text:p text:style-name="P24"/>
      <text:list xml:id="list2097698726" text:continue-numbering="true" text:style-name="L1">
        <text:list-item>
          <text:p text:style-name="P61">Fred, report engine. W<text:bookmark-start text:name="__DdeLink__255_920985091"/>hat's this <text:span text:style-name="T29">a</text:span>ll about<text:bookmark-end text:name="__DdeLink__255_920985091"/>?</text:p>
        </text:list-item>
      </text:list>
      <text:p text:style-name="P10">Forensic Registry EDitor (fred) is a cross-platform M$ Windows registry hive viewer / editor including special features useful during forensic analysis. One of <text:span text:style-name="T1">this</text:span>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p>
      <text:p text:style-name="P25"/>
      <text:list xml:id="list1629027954" text:continue-numbering="true" text:style-name="L1">
        <text:list-item>
          <text:p text:style-name="P61"><text:bookmark-start text:name="__DdeLink__251_920985091"/>R<text:bookmark-end text:name="__DdeLink__251_920985091"/>eport template storage locations and file naming conventions</text:p>
        </text:list-item>
      </text:list>
      <text:p text:style-name="P11">There are two (2) <text:span text:style-name="T32">default</text:span>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9">OS</text:p>
          </table:table-cell>
          <table:table-cell table:style-name="Table1.A1" office:value-type="string">
            <text:p text:style-name="P39">System storage location</text:p>
          </table:table-cell>
          <table:table-cell table:style-name="Table1.C1" office:value-type="string">
            <text:p text:style-name="P39">User storage location<text:span text:style-name="T15">1</text:span></text:p>
          </table:table-cell>
        </table:table-row>
        <table:table-row>
          <table:table-cell table:style-name="Table1.A2" office:value-type="string">
            <text:p text:style-name="P35">All Unix like systems</text:p>
          </table:table-cell>
          <table:table-cell table:style-name="Table1.A2" office:value-type="string">
            <text:p text:style-name="P35">/usr/[local/]share/fred/report_templates</text:p>
          </table:table-cell>
          <table:table-cell table:style-name="Table1.C2" office:value-type="string">
            <text:p text:style-name="P35">~/.fred/report_templates</text:p>
          </table:table-cell>
        </table:table-row>
        <table:table-row>
          <table:table-cell table:style-name="Table1.A2" office:value-type="string">
            <text:p text:style-name="P35">M$ Windows</text:p>
          </table:table-cell>
          <table:table-cell table:style-name="Table1.A2" office:value-type="string">
            <text:p text:style-name="P35">&lt;Application install dir&gt;\report_templates</text:p>
          </table:table-cell>
          <table:table-cell table:style-name="Table1.C2" office:value-type="string">
            <text:p text:style-name="P35">&lt;Home folder&gt;\.fred\report_templates</text:p>
          </table:table-cell>
        </table:table-row>
      </table:table>
      <text:p text:style-name="P11"/>
      <text:p text:style-name="P11">Report template file names should <text:span text:style-name="T1">use</text:span> the following naming convention:</text:p>
      <text:p text:style-name="P11"/>
      <text:p text:style-name="P11">&lt;CATEGORY&gt;_&lt;Report name&gt;.qs</text:p>
      <text:p text:style-name="P11"/>
      <text:p text:style-name="P11">Files not having a “.qs” file extension will not be considered valid report templates.</text:p>
      <text:p text:style-name="P11"/>
      <text:p text:style-name="P12"><text:span text:style-name="T15">1</text:span> This folder will be created when you run fred for the first time.</text:p>
      <text:p text:style-name="P27"/>
      <text:list xml:id="list1420364015" text:continue-numbering="true" text:style-name="L1">
        <text:list-item>
          <text:p text:style-name="P62"><text:bookmark-start text:name="__DdeLink__245_92098509111"/><text:span text:style-name="T32">B</text:span><text:bookmark-end text:name="__DdeLink__245_92098509111"/><text:span text:style-name="T32">asic report template structure</text:span></text:p>
        </text:list-item>
      </text:list>
      <text:p text:style-name="P96"><text:span text:style-name="T32">A basic report template must implement the following two (2) functions:</text:span></text:p>
      <text:p text:style-name="P96"><text:span text:style-name="T32"/></text:p>
      <text:list xml:id="list1790564007" text:continue-numbering="true" text:style-name="L1">
        <text:list-item>
          <text:list>
            <text:list-item>
              <text:p text:style-name="P97"><text:span text:style-name="T32">fred_report_info</text:span></text:p>
            </text:list-item>
          </text:list>
        </text:list-item>
      </text:list>
      <text:p text:style-name="P88"><text:span text:style-name="T32">This function is called by fred to get informations about the report template. It's only action is to create and return an associative array containing the following key/value pairs:</text:span></text:p>
      <text:p text:style-name="P88"><text:span text:style-name="T32"/></text:p>
      <table:table table:name="Table5" table:style-name="Table5">
        <table:table-column table:style-name="Table5.A"/>
        <table:table-column table:style-name="Table5.B"/>
        <text:soft-page-break/>
        <table:table-row>
          <table:table-cell table:style-name="Table5.A1" office:value-type="string">
            <text:p text:style-name="P114"><text:span text:style-name="T32">Key name</text:span></text:p>
          </table:table-cell>
          <table:table-cell table:style-name="Table5.B1" office:value-type="string">
            <text:p text:style-name="P114"><text:span text:style-name="T32">Description</text:span></text:p>
          </table:table-cell>
        </table:table-row>
        <table:table-row>
          <table:table-cell table:style-name="Table5.A2" office:value-type="string">
            <text:p text:style-name="P112"><text:span text:style-name="T32">report_cat</text:span></text:p>
          </table:table-cell>
          <table:table-cell table:style-name="Table5.B7" office:value-type="string">
            <text:p text:style-name="P112"><text:span text:style-name="T32">String containing the report template's category name.</text:span></text:p>
          </table:table-cell>
        </table:table-row>
        <table:table-row>
          <table:table-cell table:style-name="Table5.A2" office:value-type="string">
            <text:p text:style-name="P112"><text:span text:style-name="T32">report_name</text:span></text:p>
          </table:table-cell>
          <table:table-cell table:style-name="Table5.B7" office:value-type="string">
            <text:p text:style-name="P112"><text:span text:style-name="T32">String containing the report template's name.</text:span></text:p>
          </table:table-cell>
        </table:table-row>
        <table:table-row>
          <table:table-cell table:style-name="Table5.A2" office:value-type="string">
            <text:p text:style-name="P112"><text:span text:style-name="T32">report_author</text:span></text:p>
          </table:table-cell>
          <table:table-cell table:style-name="Table5.B7" office:value-type="string">
            <text:p text:style-name="P112"><text:span text:style-name="T32">String containing the report template's author.</text:span></text:p>
          </table:table-cell>
        </table:table-row>
        <table:table-row>
          <table:table-cell table:style-name="Table5.A2" office:value-type="string">
            <text:p text:style-name="P112"><text:span text:style-name="T32">report_desc</text:span></text:p>
          </table:table-cell>
          <table:table-cell table:style-name="Table5.B7" office:value-type="string">
            <text:p text:style-name="P112"><text:span text:style-name="T32">String containing the report template's description.</text:span></text:p>
          </table:table-cell>
        </table:table-row>
        <table:table-row>
          <table:table-cell table:style-name="Table5.A2" office:value-type="string">
            <text:p text:style-name="P112"><text:span text:style-name="T32">fred_api</text:span></text:p>
          </table:table-cell>
          <table:table-cell table:style-name="Table5.B7" office:value-type="string">
            <text:p text:style-name="P112"><text:span text:style-name="T32">Integer informing fred about the minimum API version this report template is compatible with.</text:span></text:p>
          </table:table-cell>
        </table:table-row>
        <table:table-row>
          <table:table-cell table:style-name="Table5.A2" office:value-type="string">
            <text:p text:style-name="P112"><text:span text:style-name="T32">hive</text:span></text:p>
          </table:table-cell>
          <table:table-cell table:style-name="Table5.B7" office:value-type="string">
            <text:p text:style-name="P113"><text:span text:style-name="T32">String containing the hive for which this report template </text:span><text:span text:style-name="T33">was designed. This may be “</text:span><text:span text:style-name="T34">UNKNOWN</text:span><text:span text:style-name="T33">”, “SYSTEM”, “SOFTWARE”, “SAM”, “SECURITY” or “NTUSER”.</text:span></text:p>
          </table:table-cell>
        </table:table-row>
      </table:table>
      <text:p text:style-name="P98"><text:span text:style-name="T32"/></text:p>
      <text:list xml:id="list2017149034" text:continue-numbering="true" text:style-name="L1">
        <text:list-item>
          <text:list>
            <text:list-item>
              <text:p text:style-name="P76"><text:span text:style-name="T32">fred_report_html</text:span></text:p>
            </text:list-item>
          </text:list>
        </text:list-item>
      </text:list>
      <text:p text:style-name="P99"><text:span text:style-name="T33">This function generates the actual report in HTML.</text:span></text:p>
      <text:p text:style-name="P27"/>
      <text:list xml:id="list91387243" text:continue-numbering="true" text:style-name="L1">
        <text:list-item>
          <text:p text:style-name="P61"><text:bookmark-start text:name="__DdeLink__245_9209850911"/>H<text:bookmark-end text:name="__DdeLink__245_9209850911"/>ello world</text:p>
        </text:list-item>
      </text:list>
      <text:p text:style-name="P10">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10"/>
      <text:p text:style-name="P94"><text:span text:style-name="T33">function fred_report_info() {</text:span></text:p>
      <text:p text:style-name="P95"><text:span text:style-name="T33"><text:tab/>var info={report_cat<text:tab/>: "MISC",</text:span></text:p>
      <text:p text:style-name="P95"><text:span text:style-name="T33"><text:tab/><text:tab/>report_name<text:tab/>: "HelloWorld",</text:span></text:p>
      <text:p text:style-name="P95"><text:span text:style-name="T33"><text:tab/><text:tab/>report_author<text:tab/>: "Gillen Daniel",</text:span></text:p>
      <text:p text:style-name="P95"><text:span text:style-name="T33"><text:tab/><text:tab/>report_desc<text:tab/>: "Simple HelloWorld demo report",</text:span></text:p>
      <text:p text:style-name="P95"><text:span text:style-name="T33"><text:tab/><text:tab/>fred_api<text:tab/>: 2,</text:span></text:p>
      <text:p text:style-name="P95"><text:span text:style-name="T33"><text:tab/><text:tab/>hive<text:tab/>: "UNKNOWN"</text:span></text:p>
      <text:p text:style-name="P94"><text:span text:style-name="T33"><text:tab/>};</text:span></text:p>
      <text:p text:style-name="P94"><text:span text:style-name="T33"><text:tab/>return info;</text:span></text:p>
      <text:p text:style-name="P94"><text:span text:style-name="T33">}</text:span></text:p>
      <text:p text:style-name="P94"><text:span text:style-name="T33"/></text:p>
      <text:p text:style-name="P94"><text:span text:style-name="T33">function fred_report_html() {</text:span><text:bookmark-start text:name="__DdeLink__326_920985091"/></text:p>
      <text:p text:style-name="P93"><text:tab/>println(" <text:s text:c="3"/>&lt;h2&gt;Hello World&lt;/h2&gt;");</text:p>
      <text:p text:style-name="P94"><text:bookmark-end text:name="__DdeLink__326_920985091"/><text:span text:style-name="T33">}</text:span></text:p>
      <text:p text:style-name="P10"/>
      <text:p text:style-name="P10"><text:span text:style-name="T11">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27"/>
      <text:list xml:id="list1258689437" text:continue-numbering="true" text:style-name="L1">
        <text:list-item>
          <text:p text:style-name="P61"><text:span text:style-name="T27">F</text:span>red <text:span text:style-name="T29">constants</text:span></text:p>
          <text:p text:style-name="P68">The following constants are available in all report templates:</text:p>
        </text:list-item>
      </text:list>
      <text:p text:style-name="P29"/>
      <table:table table:name="Table4" table:style-name="Table4">
        <table:table-column table:style-name="Table4.A"/>
        <table:table-column table:style-name="Table4.B"/>
        <table:table-column table:style-name="Table4.C"/>
        <table:table-row>
          <table:table-cell table:style-name="Table4.A1" office:value-type="string">
            <text:p text:style-name="P41">Name</text:p>
          </table:table-cell>
          <table:table-cell table:style-name="Table4.A1" office:value-type="string">
            <text:p text:style-name="P41">Type</text:p>
          </table:table-cell>
          <table:table-cell table:style-name="Table4.C1" office:value-type="string">
            <text:p text:style-name="P41">Description</text:p>
          </table:table-cell>
        </table:table-row>
        <table:table-row>
          <table:table-cell table:style-name="Table4.A2" office:value-type="string">
            <text:p text:style-name="P38">ENGINE_API_VERSION</text:p>
          </table:table-cell>
          <table:table-cell table:style-name="Table4.A2" office:value-type="string">
            <text:p text:style-name="P38">Integer</text:p>
          </table:table-cell>
          <table:table-cell table:style-name="Table4.C2" office:value-type="string">
            <text:p text:style-name="P35">Fred report engine's API version.</text:p>
          </table:table-cell>
        </table:table-row>
        <table:table-row>
          <table:table-cell table:style-name="Table4.A2" office:value-type="string">
            <text:p text:style-name="P37">HIVE_FILE</text:p>
          </table:table-cell>
          <table:table-cell table:style-name="Table4.A2" office:value-type="string">
            <text:p text:style-name="P38">String</text:p>
          </table:table-cell>
          <table:table-cell table:style-name="Table4.C2" office:value-type="string">
            <text:p text:style-name="P38">Path and filename of currently opened hive file.</text:p>
          </table:table-cell>
        </table:table-row>
      </table:table>
      <text:p text:style-name="P59"/>
      <text:list xml:id="list1376275879" text:continue-numbering="true" text:style-name="L1">
        <text:list-item>
          <text:p text:style-name="P63">Fred data types</text:p>
          <text:p text:style-name="P70">In order to be able to work with the mainly binary data stored inside registry hives, fred extends the ECMA-262 standard with the following data types.</text:p>
          <text:p text:style-name="P71"/>
          <text:list>
            <text:list-item>
              <text:p text:style-name="P74"><text:bookmark-start text:name="__DdeLink__1413_1508150224"/><text:span text:style-name="T10">R</text:span><text:bookmark-end text:name="__DdeLink__1413_1508150224"/><text:span text:style-name="T10">egistryKeyValue</text:span></text:p>
              <text:p text:style-name="P77">This data type is a simple structure representing a registry key value and contains three (3) fields:</text:p>
              <text:p text:style-name="P79"><text:soft-page-break/><text:span text:style-name="T4">- </text:span><text:span text:style-name="T7">type</text:span><text:span text:style-name="T4">:<text:tab/>An integer containing the key's value type.</text:span></text:p>
              <text:p text:style-name="P80"><text:span text:style-name="T10">- </text:span><text:span text:style-name="T14">length</text:span><text:span text:style-name="T10">:<text:tab/>An integer </text:span><text:bookmark-start text:name="__DdeLink__1432_1508150224"/><text:span text:style-name="T10">containing</text:span><text:bookmark-end text:name="__DdeLink__1432_1508150224"/><text:span text:style-name="T10"> the key's value length in bytes.</text:span></text:p>
              <text:p text:style-name="P78"><text:span text:style-name="T10">- </text:span><text:span text:style-name="T14">value</text:span><text:span text:style-name="T10">:<text:tab/>A ByteArray containing the key's value.</text:span></text:p>
            </text:list-item>
          </text:list>
        </text:list-item>
      </text:list>
      <text:p text:style-name="P19">The value type constants are not exported by fred to any report templates. If you need type checking, pass the type value to the RegistryKeyTypeToString() function and use the resulting string.</text:p>
      <text:p text:style-name="P13">It is not possible to <text:span text:style-name="T26">create</text:span> your own RegistryKeyValue values inside a report template!</text:p>
      <text:p text:style-name="P14"/>
      <text:list xml:id="list342790933" text:continue-numbering="true" text:style-name="L1">
        <text:list-item>
          <text:list>
            <text:list-item>
              <text:p text:style-name="P75">ByteArray</text:p>
            </text:list-item>
          </text:list>
        </text:list-item>
      </text:list>
      <text:p text:style-name="P17">This data type represents an array of single 8bit (=1byte) values. <text:span text:style-name="T17">Unlike RegistryKeyValue, you may create your own </text:span><text:span text:style-name="T26">b</text:span><text:span text:style-name="T17">yte </text:span><text:span text:style-name="T26">a</text:span><text:span text:style-name="T17">rrays inside a report template. The following methods are exported:</text:span></text:p>
      <text:p text:style-name="P18"/>
      <text:p text:style-name="P20"><text:span text:style-name="T35">8</text:span><text:span text:style-name="T17">.2.1 append / </text:span><text:span text:style-name="T18">appendByte</text:span></text:p>
      <text:p text:style-name="P42"><text:bookmark-start text:name="__DdeLink__1418_15081502241"/><text:span text:style-name="T11">Syntax:</text:span> <text:span text:style-name="T18">ByteArray.append(&lt;other_ba&gt;)</text:span>;<text:bookmark-end text:name="__DdeLink__1418_15081502241"/></text:p>
      <text:p text:style-name="P42"><text:span text:style-name="T11">Syntax:</text:span> <text:span text:style-name="T18">ByteArray.appendByte(&lt;byte&gt;)</text:span>;</text:p>
      <text:p text:style-name="P42"><text:span text:style-name="T11">Return value:</text:span> Nothing.</text:p>
      <text:p text:style-name="P48"><text:bookmark-start text:name="__DdeLink__1430_15081502241"/><text:span text:style-name="T11">Description:</text:span> <text:bookmark-end text:name="__DdeLink__1430_15081502241"/><text:span text:style-name="T18">Append another </text:span><text:span text:style-name="T19">b</text:span><text:span text:style-name="T18">yte </text:span><text:span text:style-name="T19">a</text:span><text:span text:style-name="T18">rray / byte</text:span>.</text:p>
      <text:p text:style-name="P54"><text:span text:style-name="T12">Example:</text:span><text:span text:style-name="T17"> </text:span><text:span text:style-name="T18">ba.append(another_ba)</text:span><text:span text:style-name="T17">;<text:line-break/></text:span><text:span text:style-name="T18">ba.appendByte(0xf7);</text:span></text:p>
      <text:p text:style-name="P15"/>
      <text:p text:style-name="P23"><text:span text:style-name="T35">8</text:span><text:span text:style-name="T17">.2.</text:span><text:span text:style-name="T22">2</text:span><text:span text:style-name="T17"> </text:span><text:span text:style-name="T18">chop / </text:span><text:span text:style-name="T25">remove /</text:span><text:span text:style-name="T18"> truncate</text:span></text:p>
      <text:p text:style-name="P42"><text:bookmark-start text:name="__DdeLink__1418_150815022412"/><text:span text:style-name="T11">Syntax:</text:span> <text:span text:style-name="T18">ByteArray.chop(&lt;</text:span><text:span text:style-name="T23">len</text:span><text:span text:style-name="T18">&gt;)</text:span>;<text:bookmark-end text:name="__DdeLink__1418_150815022412"/></text:p>
      <text:p text:style-name="P47"><text:span text:style-name="T11">Syntax:</text:span> <text:span text:style-name="T18">ByteArray.</text:span><text:span text:style-name="T25">remove</text:span><text:span text:style-name="T18">(</text:span><text:span text:style-name="T25">&lt;pos&gt;,</text:span><text:span text:style-name="T18">&lt;</text:span><text:span text:style-name="T23">len</text:span><text:span text:style-name="T18">&gt;)</text:span>;</text:p>
      <text:p text:style-name="P46"><text:span text:style-name="T11">Syntax:</text:span> <text:span text:style-name="T18">ByteArray.</text:span><text:span text:style-name="T23">truncate</text:span><text:span text:style-name="T18">(&lt;</text:span><text:span text:style-name="T23">pos</text:span><text:span text:style-name="T18">&gt;)</text:span>;</text:p>
      <text:p text:style-name="P42"><text:span text:style-name="T11">Return value:</text:span> Nothing.</text:p>
      <text:p text:style-name="P53"><text:bookmark-start text:name="__DdeLink__1430_150815022412"/><text:span text:style-name="T11">Description:</text:span> <text:bookmark-end text:name="__DdeLink__1430_150815022412"/><text:span text:style-name="T25">Chops (removes)</text:span><text:span text:style-name="T18"> </text:span><text:span text:style-name="T23">len</text:span><text:span text:style-name="T18"> bytes from the end of the byte array. / </text:span><text:span text:style-name="T20">Removes len bytes from the byte array, starting at index position pos. If pos is out of range, nothing happens. If pos is valid, but pos + len is larger than the size of the byte array, the array is truncated at position pos. / </text:span><text:span text:style-name="T24">T</text:span><text:span text:style-name="T21">runcates the byte array at index position pos. If pos is beyond the end of the byte array, nothing happens.</text:span></text:p>
      <text:p text:style-name="P54"><text:span text:style-name="T12">Example:</text:span><text:span text:style-name="T17"> </text:span><text:span text:style-name="T18">ba.chop(3)</text:span><text:span text:style-name="T17">;<text:line-break/></text:span><text:span text:style-name="T25">ba.remove(2,3);</text:span><text:span text:style-name="T17"><text:line-break/></text:span><text:span text:style-name="T23">ba.truncate(7);</text:span></text:p>
      <text:p text:style-name="P56"/>
      <text:p text:style-name="P21"><text:span text:style-name="T35">8</text:span><text:span text:style-name="T17">.2.</text:span><text:span text:style-name="T22">3</text:span><text:span text:style-name="T17"> </text:span><text:span text:style-name="T18">equals</text:span></text:p>
      <text:p text:style-name="P42"><text:bookmark-start text:name="__DdeLink__1418_150815022413"/><text:span text:style-name="T11">Syntax:</text:span> <text:span text:style-name="T18">ByteArray.equals(&lt;other_ba&gt;)</text:span>;<text:bookmark-end text:name="__DdeLink__1418_150815022413"/></text:p>
      <text:p text:style-name="P42"><text:span text:style-name="T11">Return value:</text:span> <text:span text:style-name="T18">True or false</text:span>.</text:p>
      <text:p text:style-name="P48"><text:bookmark-start text:name="__DdeLink__1430_150815022413"/><text:span text:style-name="T11">Description:</text:span> <text:bookmark-end text:name="__DdeLink__1430_150815022413"/><text:span text:style-name="T18">Compares two </text:span><text:span text:style-name="T19">b</text:span><text:span text:style-name="T18">yte </text:span><text:span text:style-name="T19">a</text:span><text:span text:style-name="T18">rrays</text:span>.</text:p>
      <text:p text:style-name="P54"><text:span text:style-name="T12">Example:</text:span><text:span text:style-name="T17"> </text:span><text:span text:style-name="T18">if(ba.equals(other_ba)) { println(“ByteArrays are equal”)</text:span><text:span text:style-name="T17">; </text:span><text:span text:style-name="T18">}</text:span></text:p>
      <text:p text:style-name="P56"/>
      <text:p text:style-name="P21"><text:span text:style-name="T35">8</text:span><text:span text:style-name="T17">.2.</text:span><text:span text:style-name="T22">4</text:span><text:span text:style-name="T17"> </text:span><text:span text:style-name="T18">left / right</text:span></text:p>
      <text:p text:style-name="P42"><text:bookmark-start text:name="__DdeLink__1418_150815022414"/><text:span text:style-name="T11">Syntax:</text:span> <text:span text:style-name="T18">ByteArray.</text:span><text:span text:style-name="T19">left</text:span><text:span text:style-name="T18">(&lt;</text:span><text:span text:style-name="T19">len</text:span><text:span text:style-name="T18">&gt;)</text:span>;<text:bookmark-end text:name="__DdeLink__1418_150815022414"/></text:p>
      <text:p text:style-name="P43"><text:span text:style-name="T11">Syntax:</text:span> <text:span text:style-name="T18">ByteArray.</text:span><text:span text:style-name="T19">right</text:span><text:span text:style-name="T18">(&lt;</text:span><text:span text:style-name="T19">len</text:span><text:span text:style-name="T18">&gt;)</text:span>;</text:p>
      <text:p text:style-name="P43"><text:span text:style-name="T11">Return value:</text:span> <text:span text:style-name="T19">New byte array containing leftmost / rightmost len bytes of this byte array</text:span>.</text:p>
      <text:p text:style-name="P49"><text:bookmark-start text:name="__DdeLink__1430_150815022414"/><text:span text:style-name="T11">Description:</text:span> <text:bookmark-end text:name="__DdeLink__1430_150815022414"/><text:span text:style-name="T19">Extracts leftmost / rightmost len bytes of this byte array. If len is greater than size(), the entire byte array is returned.</text:span></text:p>
      <text:p text:style-name="P54"><text:span text:style-name="T12">Example:</text:span><text:span text:style-name="T17"> </text:span><text:span text:style-name="T19">new_ba=ba.left(3)</text:span><text:span text:style-name="T17">;</text:span></text:p>
      <text:p text:style-name="P56"/>
      <text:p text:style-name="P21"><text:span text:style-name="T35">8</text:span><text:span text:style-name="T17">.2.</text:span><text:span text:style-name="T22">5</text:span><text:span text:style-name="T17"> </text:span><text:span text:style-name="T18">mid</text:span></text:p>
      <text:p text:style-name="P42"><text:bookmark-start text:name="__DdeLink__1418_150815022415"/><text:span text:style-name="T11">Syntax:</text:span> <text:span text:style-name="T18">ByteArray.</text:span><text:span text:style-name="T19">mid</text:span><text:span text:style-name="T18">(&lt;</text:span><text:span text:style-name="T19">pos</text:span><text:span text:style-name="T18">&gt;,</text:span><text:span text:style-name="T19">[&lt;len&gt;]</text:span><text:span text:style-name="T18">)</text:span>;<text:bookmark-end text:name="__DdeLink__1418_150815022415"/></text:p>
      <text:p text:style-name="P57"><text:span text:style-name="T11">Return value:</text:span> <text:span text:style-name="T19">Byte array containing len bytes from this byte array, starting at position pos</text:span>.</text:p>
      <text:p text:style-name="P49"><text:bookmark-start text:name="__DdeLink__1430_150815022415"/><text:span text:style-name="T11">Description:</text:span> <text:bookmark-end text:name="__DdeLink__1430_150815022415"/><text:span text:style-name="T19">Extracts len bytes from this byte array, starting at position pos. If len is -1 (the default), or pos + len &gt;= size(), returns a byte array containing all bytes starting at position pos until the end of the byte array.</text:span></text:p>
      <text:p text:style-name="P54"><text:span text:style-name="T12">Example:</text:span><text:span text:style-name="T17"> </text:span><text:span text:style-name="T19">new_ba=ba.mid(3,5)</text:span><text:span text:style-name="T17">;</text:span></text:p>
      <text:p text:style-name="P56"/>
      <text:p text:style-name="P22"><text:soft-page-break/><text:span text:style-name="T35">8</text:span><text:span text:style-name="T17">.2.</text:span><text:span text:style-name="T25">6</text:span><text:span text:style-name="T17"> </text:span><text:span text:style-name="T22">size</text:span></text:p>
      <text:p text:style-name="P45"><text:bookmark-start text:name="__DdeLink__1418_1508150224161"/><text:span text:style-name="T11">Syntax:</text:span> <text:span text:style-name="T18">ByteArray.</text:span><text:span text:style-name="T22">size</text:span><text:span text:style-name="T18">(</text:span><text:span text:style-name="T18">)</text:span>;<text:bookmark-end text:name="__DdeLink__1418_1508150224161"/></text:p>
      <text:p text:style-name="P45"><text:span text:style-name="T11">Return value:</text:span> <text:span text:style-name="T22">Integer representing the amount of bytes in this byte array</text:span>.</text:p>
      <text:p text:style-name="P52"><text:bookmark-start text:name="__DdeLink__1430_1508150224161"/><text:span text:style-name="T11">Description:</text:span> <text:bookmark-end text:name="__DdeLink__1430_1508150224161"/><text:span text:style-name="T22">Returns the number of bytes in this byte array. </text:span>The last byte in the byte array is at position size()-1<text:span text:style-name="T20">.</text:span></text:p>
      <text:p text:style-name="P55"><text:span text:style-name="T12">Example:</text:span><text:span text:style-name="T17"> </text:span><text:span text:style-name="T22">println(“Byte array size: “,</text:span><text:span text:style-name="T20">ba.</text:span><text:span text:style-name="T22">size())</text:span><text:span text:style-name="T17">;</text:span></text:p>
      <text:p text:style-name="P56"/>
      <text:p text:style-name="P21"><text:span text:style-name="T35">8</text:span><text:span text:style-name="T17">.2.</text:span><text:span text:style-name="T25">7</text:span><text:span text:style-name="T17"> </text:span><text:span text:style-name="T18">toBase64 / toLatin1String / toLower / toUpper</text:span></text:p>
      <text:p text:style-name="P42"><text:bookmark-start text:name="__DdeLink__1418_150815022418"/><text:span text:style-name="T11">Syntax:</text:span> <text:span text:style-name="T18">ByteArray.</text:span><text:span text:style-name="T20">toBase64</text:span><text:span text:style-name="T18">()</text:span>;<text:bookmark-end text:name="__DdeLink__1418_150815022418"/></text:p>
      <text:p text:style-name="P44"><text:span text:style-name="T11">Syntax:</text:span> <text:span text:style-name="T18">ByteArray.</text:span><text:span text:style-name="T20">toLatin1String</text:span><text:span text:style-name="T18">()</text:span>;</text:p>
      <text:p text:style-name="P44"><text:span text:style-name="T11">Syntax:</text:span> <text:span text:style-name="T18">ByteArray.</text:span><text:span text:style-name="T20">toLower</text:span><text:span text:style-name="T18">()</text:span>;</text:p>
      <text:p text:style-name="P44"><text:span text:style-name="T11">Syntax:</text:span> <text:span text:style-name="T18">ByteArray.</text:span><text:span text:style-name="T20">toUpper</text:span><text:span text:style-name="T18">()</text:span>;</text:p>
      <text:p text:style-name="P58"><text:span text:style-name="T11">Return value:</text:span> <text:span text:style-name="T20">New byte array / string (in case of toLatin1String) converted according to the called method</text:span>.</text:p>
      <text:p text:style-name="P50"><text:bookmark-start text:name="__DdeLink__1430_150815022418"/><text:span text:style-name="T11">Description:</text:span> <text:bookmark-end text:name="__DdeLink__1430_150815022418"/><text:span text:style-name="T20">Returns a copy of the byte array, encoded as Base64, converted to lowercase / uppercase or a latin1 string</text:span>.</text:p>
      <text:p text:style-name="P54"><text:span text:style-name="T12">Example:</text:span><text:span text:style-name="T17"> </text:span><text:span text:style-name="T20">new_ba=ba.toBase64()</text:span><text:span text:style-name="T17">;<text:line-break/></text:span><text:span text:style-name="T20">println(“Byte array contents: “,ba.toLatin1String());</text:span></text:p>
      <text:p text:style-name="P56"/>
      <text:p text:style-name="P21"><text:span text:style-name="T35">8</text:span><text:span text:style-name="T17">.2.</text:span><text:span text:style-name="T25">8</text:span><text:span text:style-name="T17"> </text:span><text:span text:style-name="T18">trimmed</text:span></text:p>
      <text:p text:style-name="P42"><text:bookmark-start text:name="__DdeLink__1418_150815022419"/><text:span text:style-name="T11">Syntax:</text:span> <text:span text:style-name="T18">ByteArray.</text:span><text:span text:style-name="T20">trimmed</text:span><text:span text:style-name="T18">()</text:span>;<text:bookmark-end text:name="__DdeLink__1418_150815022419"/></text:p>
      <text:p text:style-name="P44"><text:span text:style-name="T11">Return value:</text:span> <text:span text:style-name="T20">New byte array that has whitespace removed from the start and the end</text:span>.</text:p>
      <text:p text:style-name="P51"><text:bookmark-start text:name="__DdeLink__1430_150815022419"/><text:span text:style-name="T11">Description:</text:span> <text:bookmark-end text:name="__DdeLink__1430_150815022419"/><text:span text:style-name="T21">Returns a byte array that has whitespace removed from the start and the end. Whitespace means any character for which the standard C++ isspace() function returns true. This includes the ASCII characters '\t', '\n', '\v', '\f', '\r', and ' '.</text:span></text:p>
      <text:p text:style-name="P54"><text:span text:style-name="T12">Example:</text:span><text:span text:style-name="T17"> </text:span><text:span text:style-name="T21">new_ba=ba.trimmed()</text:span><text:span text:style-name="T17">;</text:span></text:p>
      <text:p text:style-name="P56"/>
      <text:list xml:id="list94442711" text:continue-numbering="true" text:style-name="L1">
        <text:list-item>
          <text:p text:style-name="P61"><text:span text:style-name="T27">F</text:span><text:span text:style-name="T26">red</text:span> functions</text:p>
          <text:p text:style-name="P69">The following functions are usable in all report templates to get and convert data from registry hives.</text:p>
          <text:p text:style-name="P72"/>
          <text:list>
            <text:list-item>
              <text:p text:style-name="P64">print / println</text:p>
            </text:list-item>
          </text:list>
        </text:list-item>
      </text:list>
      <text:p text:style-name="P16"><text:bookmark-start text:name="__DdeLink__1418_1508150224"/><text:span text:style-name="T11">Syntax:</text:span> print([&lt;string1&gt;, [&lt;string2&gt;, …]]);<text:bookmark-end text:name="__DdeLink__1418_1508150224"/></text:p>
      <text:p text:style-name="P16"><text:span text:style-name="T11">Syntax:</text:span> println([&lt;string1&gt;, [&lt;string2&gt;, …]]);</text:p>
      <text:p text:style-name="P16"><text:span text:style-name="T11">Return value:</text:span> Nothing.</text:p>
      <text:p text:style-name="P30"><text:bookmark-start text:name="__DdeLink__1430_1508150224"/><text:span text:style-name="T11">Description:</text:span> <text:bookmark-end text:name="__DdeLink__1430_1508150224"/>Add a string (<text:span text:style-name="T16">print</text:span>) or a line (<text:span text:style-name="T16">println</text:span>) to the internal buffer that is later converted to a HTML page and shown to the user.</text:p>
      <text:p text:style-name="P31"><text:bookmark-start text:name="__DdeLink__257_920985091"/><text:span text:style-name="T11">Example:</text:span> print(“Hello World”);<text:bookmark-end text:name="__DdeLink__257_920985091"/><text:line-break/>println(“This results in a ”, “line with appended new-line char”);</text:p>
      <text:p text:style-name="P5"/>
      <text:list xml:id="list538435723" text:continue-numbering="true" text:style-name="L1">
        <text:list-item>
          <text:list>
            <text:list-item>
              <text:p text:style-name="P64">GetRegistryNodes</text:p>
            </text:list-item>
          </text:list>
        </text:list-item>
      </text:list>
      <text:p text:style-name="P16"><text:span text:style-name="T11">Syntax:</text:span> <text:bookmark-start text:name="__DdeLink__1420_1508150224"/>GetRegistryNodes<text:bookmark-end text:name="__DdeLink__1420_1508150224"/>(&lt;path&gt;);</text:p>
      <text:p text:style-name="P16"><text:bookmark-start text:name="__DdeLink__1426_1508150224"/><text:span text:style-name="T11">Return value:</text:span> Array containing all node names under the given path or undefined.<text:bookmark-end text:name="__DdeLink__1426_1508150224"/></text:p>
      <text:p text:style-name="P30"><text:span text:style-name="T11">Description:</text:span> <text:bookmark-start text:name="__DdeLink__259_920985091"/>Fetches an array containing all direct child nodes of a specified path.<text:bookmark-end text:name="__DdeLink__259_920985091"/></text:p>
      <text:p text:style-name="P31"><text:bookmark-start text:name="__DdeLink__261_920985091"/><text:span text:style-name="T11">Example:</text:span> var nodes=GetRegistryNodes(“\\some\\registry\\path”);<text:bookmark-end text:name="__DdeLink__261_920985091"/></text:p>
      <text:p text:style-name="P5"/>
      <text:list xml:id="list440137709" text:continue-numbering="true" text:style-name="L1">
        <text:list-item>
          <text:list>
            <text:list-item>
              <text:p text:style-name="P64">GetRegistryKeys</text:p>
            </text:list-item>
          </text:list>
        </text:list-item>
      </text:list>
      <text:p text:style-name="P16"><text:span text:style-name="T11">Syntax:</text:span> GetRegistryKeys(&lt;path&gt;);</text:p>
      <text:p text:style-name="P16"><text:span text:style-name="T11">Return value:</text:span> Array containing the <text:span text:style-name="T31">key</text:span> names or undefined.</text:p>
      <text:p text:style-name="P30"><text:span text:style-name="T11">Description:</text:span> <text:bookmark-start text:name="__DdeLink__263_920985091"/>Fetches an array containing all child keys of a specified path.<text:bookmark-end text:name="__DdeLink__263_920985091"/></text:p>
      <text:p text:style-name="P31"><text:bookmark-start text:name="__DdeLink__265_920985091"/><text:span text:style-name="T11">Example:</text:span> var keys=GetRegistryKeys(“\\some\\registry\\path”);<text:bookmark-end text:name="__DdeLink__265_920985091"/></text:p>
      <text:p text:style-name="P5"/>
      <text:list xml:id="list2102767196" text:continue-numbering="true" text:style-name="L1">
        <text:list-item>
          <text:list>
            <text:list-item>
              <text:p text:style-name="P64">GetRegistryKeyValue</text:p>
            </text:list-item>
          </text:list>
        </text:list-item>
      </text:list>
      <text:p text:style-name="P16"><text:span text:style-name="T11">Syntax:</text:span> RegistryKeyValue GetRegistryKeyValue(&lt;path&gt;, &lt;key&gt;);</text:p>
      <text:p text:style-name="P16"><text:span text:style-name="T11">Return value:</text:span> RegistryKeyValue structure or undefined.</text:p>
      <text:p text:style-name="P30"><text:span text:style-name="T11">Description:</text:span> Fetches the value, <text:span text:style-name="T1">it's byte length</text:span> and value type of a specified key located under a <text:soft-page-break/>specified path.</text:p>
      <text:p text:style-name="P34"><text:bookmark-start text:name="__DdeLink__267_920985091"/><text:span text:style-name="T7">Example:</text:span><text:span text:style-name="T4"> var key_value=GetRegistryKeyValue(“\\some\\registry\\path”, “MyKey”);</text:span><text:bookmark-end text:name="__DdeLink__267_920985091"/></text:p>
      <text:p text:style-name="P5"/>
      <text:list xml:id="list1071436700" text:continue-numbering="true" text:style-name="L1">
        <text:list-item>
          <text:list>
            <text:list-item>
              <text:p text:style-name="P67">GetRegistryNodeModTime</text:p>
              <text:p text:style-name="P87"><text:span text:style-name="T13">Syntax:</text:span><text:span text:style-name="T27"> Get</text:span><text:bookmark-start text:name="__DdeLink__1422_15081502243"/><text:span text:style-name="T27">Registry</text:span><text:bookmark-end text:name="__DdeLink__1422_15081502243"/><text:span text:style-name="T27">NodeModTime(</text:span><text:bookmark-start text:name="__DdeLink__1424_15081502243"/><text:span text:style-name="T27">&lt;path&gt;</text:span><text:bookmark-end text:name="__DdeLink__1424_15081502243"/><text:span text:style-name="T27">);</text:span></text:p>
              <text:p text:style-name="P87"><text:span text:style-name="T13">Return value</text:span><text:span text:style-name="T27">: String containing node's last modification time or undefined.</text:span></text:p>
              <text:p text:style-name="P89"><text:span text:style-name="T13">Description</text:span><text:span text:style-name="T27">: Returns the date / time (“yyyy/mm/dd hh/mm/ss”) the node was last modified.</text:span></text:p>
              <text:p text:style-name="P90"><text:span text:style-name="T8">Example</text:span><text:span text:style-name="T5">: println(“Node '\\some\\path' last modified </text:span><text:span text:style-name="T5">“, Get</text:span><text:bookmark-start text:name="__DdeLink__1422_150815022431"/><text:span text:style-name="T5">Registry</text:span><text:bookmark-end text:name="__DdeLink__1422_150815022431"/><text:span text:style-name="T5">NodeModTime(“\\some\\path”));</text:span></text:p>
            </text:list-item>
          </text:list>
        </text:list-item>
      </text:list>
      <text:p text:style-name="P28"/>
      <text:list xml:id="list721503035" text:continue-numbering="true" text:style-name="L1">
        <text:list-item>
          <text:list>
            <text:list-item>
              <text:p text:style-name="P65">RegistryKeyValueToString</text:p>
            </text:list-item>
          </text:list>
        </text:list-item>
      </text:list>
      <text:p text:style-name="P16"><text:span text:style-name="T11">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16"><text:bookmark-start text:name="__DdeLink__1428_1508150224"/><text:span text:style-name="T11">Return value:</text:span> String containing the converted value or undefined.<text:bookmark-end text:name="__DdeLink__1428_1508150224"/></text:p>
      <text:p text:style-name="P30"><text:span text:style-name="T11">Description:</text:span> Converts the give registry key value to a string according to it's value type.</text:p>
      <text:p text:style-name="P32"><text:span text:style-name="T11">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text:span text:style-name="T1">String</text:span>(key_value.value, key_value.type));<text:line-break/>}</text:p>
      <text:p text:style-name="P5"/>
      <text:list xml:id="list923299833" text:continue-numbering="true" text:style-name="L1">
        <text:list-item>
          <text:list>
            <text:list-item>
              <text:p text:style-name="P66">RegistryKeyValueToString<text:span text:style-name="T39">List</text:span></text:p>
            </text:list-item>
          </text:list>
        </text:list-item>
      </text:list>
      <text:p text:style-name="P86"><text:span text:style-name="T11">Syntax:</text:span> <text:bookmark-start text:name="__DdeLink__1422_15081502241"/>RegistryKeyValueToString<text:bookmark-end text:name="__DdeLink__1422_15081502241"/><text:span text:style-name="T39">List</text:span>(<text:bookmark-start text:name="__DdeLink__1424_15081502241"/>&lt;value&gt;, &lt;value_type&gt;<text:bookmark-end text:name="__DdeLink__1424_15081502241"/>);</text:p>
      <text:p text:style-name="P86"><text:bookmark-start text:name="__DdeLink__1428_15081502241"/><text:span text:style-name="T11">Return value:</text:span> <text:span text:style-name="T39">Array</text:span> containing the converted value or undefined.<text:bookmark-end text:name="__DdeLink__1428_15081502241"/></text:p>
      <text:p text:style-name="P111"><text:span text:style-name="T11">Description:</text:span> Converts the give registry key value to a<text:span text:style-name="T39">n array of</text:span> string<text:span text:style-name="T39">s</text:span>. <text:span text:style-name="T39">Should only be used to convert values of type “REG_MULTI_SZ”.</text:span></text:p>
      <text:p text:style-name="P108"><text:span text:style-name="T11">Example:</text:span> var key_value=GetRegistryKeyValue(“\\some\\registry\\path”, “MyKey”);<text:line-break/>if(typeof key_value !== 'undefined') {<text:line-break/><text:tab/>print(“MyKey value<text:span text:style-name="T39">s</text:span>: “);</text:p>
      <text:p text:style-name="P109"><text:tab/><text:tab/><text:span text:style-name="T40">var strings=RegistryKeyValueToStringList(key_value.value,key_value.type);</text:span></text:p>
      <text:p text:style-name="P109"><text:span text:style-name="T40"><text:tab/><text:tab/>for(var i=0;i&lt;strings.length;i++) {</text:span></text:p>
      <text:p text:style-name="P110"><text:span text:style-name="T40"><text:tab/><text:tab/><text:tab/>println(" <text:s text:c="9"/>",strings[i],"&lt;br /&gt;");</text:span></text:p>
      <text:p text:style-name="P109"><text:span text:style-name="T40"><text:tab/><text:tab/>}</text:span><text:line-break/>}</text:p>
      <text:p text:style-name="P5"/>
      <text:list xml:id="list591684088" text:continue-numbering="true" text:style-name="L1">
        <text:list-item>
          <text:list>
            <text:list-item>
              <text:p text:style-name="P64">RegistryKeyValueToVariant</text:p>
            </text:list-item>
          </text:list>
        </text:list-item>
      </text:list>
      <text:p text:style-name="P16"><text:span text:style-name="T11">Syntax:</text:span> RegistryKeyValueToVariant(&lt;value&gt;, &lt;format&gt;, [&lt;offset&gt;, [&lt;length&gt;,<text:span text:style-name="T28">[&lt;endianness&gt;]</text:span>]]);</text:p>
      <text:p text:style-name="P16"><text:span text:style-name="T11">Return value:</text:span> String containing the converted value or undefined.</text:p>
      <text:p text:style-name="P30"><text:bookmark-start text:name="__DdeLink__288_920985091"/><text:span text:style-name="T11">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text:span text:style-name="T28">The last optional parameter specifies the endianness that should be used for decoding. 1 = little endian (default) / 0 = big endian. </text:span>Available formats are:<text:line-break/></text:p>
      <table:table table:name="Table2" table:style-name="Table2">
        <table:table-column table:style-name="Table2.A"/>
        <table:table-column table:style-name="Table2.B"/>
        <table:table-row>
          <table:table-cell table:style-name="Table2.A1" office:value-type="string">
            <text:p text:style-name="P40">Format string</text:p>
          </table:table-cell>
          <table:table-cell table:style-name="Table2.B1" office:value-type="string">
            <text:p text:style-name="P39">Description</text:p>
          </table:table-cell>
        </table:table-row>
        <table:table-row>
          <table:table-cell table:style-name="Table2.A2" office:value-type="string">
            <text:p text:style-name="P36"><text:bookmark-start text:name="__DdeLink__271_920985091"/>“int8”<text:bookmark-end text:name="__DdeLink__271_920985091"/></text:p>
          </table:table-cell>
          <table:table-cell table:style-name="Table2.B2" office:value-type="string">
            <text:p text:style-name="P35"><text:bookmark-start text:name="__DdeLink__277_920985091"/><text:bookmark-start text:name="__DdeLink__273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36">“uint8”</text:p>
          </table:table-cell>
          <table:table-cell table:style-name="Table2.B2" office:value-type="string">
            <text:p text:style-name="P35"><text:bookmark-start text:name="__DdeLink__282_920985091"/>Interprets and formats value as unsigned 8bit (1byte) integer<text:bookmark-end text:name="__DdeLink__282_920985091"/>.</text:p>
          </table:table-cell>
        </table:table-row>
        <table:table-row>
          <table:table-cell table:style-name="Table2.A2" office:value-type="string">
            <text:p text:style-name="P36">“int16”</text:p>
          </table:table-cell>
          <table:table-cell table:style-name="Table2.B2" office:value-type="string">
            <text:p text:style-name="P35"><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36">“uint16”</text:p>
          </table:table-cell>
          <table:table-cell table:style-name="Table2.B2" office:value-type="string">
            <text:p text:style-name="P35">Interprets and formats value as unsigned 16bit (2byte) integer.</text:p>
          </table:table-cell>
        </table:table-row>
        <table:table-row>
          <table:table-cell table:style-name="Table2.A2" office:value-type="string">
            <text:p text:style-name="P36">“int32”</text:p>
          </table:table-cell>
          <table:table-cell table:style-name="Table2.B2" office:value-type="string">
            <text:p text:style-name="P35"><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36">“uint32”</text:p>
          </table:table-cell>
          <table:table-cell table:style-name="Table2.B2" office:value-type="string">
            <text:p text:style-name="P35">Interprets and formats value as unsigned 32bit (4byte) integer.</text:p>
          </table:table-cell>
        </table:table-row>
        <table:table-row>
          <table:table-cell table:style-name="Table2.A2" office:value-type="string">
            <text:p text:style-name="P36">“int64”</text:p>
          </table:table-cell>
          <table:table-cell table:style-name="Table2.B2" office:value-type="string">
            <text:p text:style-name="P35"><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36">“uint64”</text:p>
          </table:table-cell>
          <table:table-cell table:style-name="Table2.B2" office:value-type="string">
            <text:p text:style-name="P35"><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36">“unixtime”</text:p>
          </table:table-cell>
          <table:table-cell table:style-name="Table2.B2" office:value-type="string">
            <text:p text:style-name="P35">Interprets and formats value as 32bit (4byte) Unix time.</text:p>
          </table:table-cell>
        </table:table-row>
        <table:table-row>
          <table:table-cell table:style-name="Table2.A2" office:value-type="string">
            <text:p text:style-name="P36">“filetime”</text:p>
          </table:table-cell>
          <table:table-cell table:style-name="Table2.B2" office:value-type="string">
            <text:p text:style-name="P35">Interprets and formats value as 64bit (8byte) Windows filetime.</text:p>
          </table:table-cell>
        </table:table-row>
        <text:soft-page-break/>
        <table:table-row>
          <table:table-cell table:style-name="Table2.A12" office:value-type="string">
            <text:p text:style-name="P36">“ascii”</text:p>
          </table:table-cell>
          <table:table-cell table:style-name="Table2.B2" office:value-type="string">
            <text:p text:style-name="P35"><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36">“utf16”</text:p>
          </table:table-cell>
          <table:table-cell table:style-name="Table2.B2" office:value-type="string">
            <text:p text:style-name="P35">Interprets and formats value as UTF-16 string. Warning: Value m<text:bookmark-start text:name="__DdeLink__290_9209850911"/>ust be NULL-terminated or use length parameter!<text:bookmark-end text:name="__DdeLink__290_9209850911"/></text:p>
          </table:table-cell>
        </table:table-row>
      </table:table>
      <text:p text:style-name="P16"/>
      <text:p text:style-name="P32"><text:bookmark-start text:name="__DdeLink__299_920985091"/><text:bookmark-start text:name="__DdeLink__319_920985091"/><text:span text:style-name="T11">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299_920985091"/><text:bookmark-end text:name="__DdeLink__319_920985091"/></text:p>
      <text:p text:style-name="P5"/>
      <text:list xml:id="list679006750" text:continue-numbering="true" text:style-name="L1">
        <text:list-item>
          <text:list>
            <text:list-item>
              <text:p text:style-name="P64"><text:bookmark-start text:name="__DdeLink__322_920985091"/>RegistryKeyTypeToString<text:bookmark-end text:name="__DdeLink__322_920985091"/></text:p>
            </text:list-item>
          </text:list>
        </text:list-item>
      </text:list>
      <text:p text:style-name="P16"><text:span text:style-name="T11">Syntax:</text:span> RegistryKeyTypeToString(&lt;value&gt;, &lt;value_type&gt;);</text:p>
      <text:p text:style-name="P16"><text:span text:style-name="T11">Return value:</text:span> String containing the converted value or undefined.</text:p>
      <text:p text:style-name="P30"><text:span text:style-name="T11">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40">Type</text:p>
          </table:table-cell>
          <table:table-cell table:style-name="Table3.B1" office:value-type="string">
            <text:p text:style-name="P39">Description</text:p>
          </table:table-cell>
        </table:table-row>
        <table:table-row>
          <table:table-cell table:style-name="Table3.A2" office:value-type="string">
            <text:p text:style-name="P36"><text:bookmark-start text:name="__DdeLink__271_9209850911"/>“REG_NONE”<text:bookmark-end text:name="__DdeLink__271_9209850911"/></text:p>
          </table:table-cell>
          <table:table-cell table:style-name="Table3.B14" office:value-type="string">
            <text:p text:style-name="P35"><text:bookmark-start text:name="__DdeLink__277_9209850911"/>A<text:bookmark-end text:name="__DdeLink__277_9209850911"/> key without a value.</text:p>
          </table:table-cell>
        </table:table-row>
        <table:table-row>
          <table:table-cell table:style-name="Table3.A2" office:value-type="string">
            <text:p text:style-name="P36">"REG_SZ"</text:p>
          </table:table-cell>
          <table:table-cell table:style-name="Table3.B14" office:value-type="string">
            <text:p text:style-name="P35">A Windows string (Encoding is unknown, but often UTF16-LE. Aren't they funny at M$?)</text:p>
          </table:table-cell>
        </table:table-row>
        <table:table-row>
          <table:table-cell table:style-name="Table3.A2" office:value-type="string">
            <text:p text:style-name="P36">"REG_EXPAND_SZ"</text:p>
          </table:table-cell>
          <table:table-cell table:style-name="Table3.B14" office:value-type="string">
            <text:p text:style-name="P35">A Windows string that contains environment variables.</text:p>
          </table:table-cell>
        </table:table-row>
        <table:table-row>
          <table:table-cell table:style-name="Table3.A2" office:value-type="string">
            <text:p text:style-name="P36">"REG_BINARY"</text:p>
          </table:table-cell>
          <table:table-cell table:style-name="Table3.B14" office:value-type="string">
            <text:p text:style-name="P35">A binary blob.</text:p>
          </table:table-cell>
        </table:table-row>
        <table:table-row>
          <table:table-cell table:style-name="Table3.A2" office:value-type="string">
            <text:p text:style-name="P36">"REG_DWORD"</text:p>
          </table:table-cell>
          <table:table-cell table:style-name="Table3.B14" office:value-type="string">
            <text:p text:style-name="P35"><text:bookmark-start text:name="__DdeLink__315_920985091"/>A 32bit (4byte) little endian integer.<text:bookmark-end text:name="__DdeLink__315_920985091"/></text:p>
          </table:table-cell>
        </table:table-row>
        <table:table-row>
          <table:table-cell table:style-name="Table3.A2" office:value-type="string">
            <text:p text:style-name="P36">"REG_DWORD_BIG_ENDIAN"</text:p>
          </table:table-cell>
          <table:table-cell table:style-name="Table3.B14" office:value-type="string">
            <text:p text:style-name="P35">A 32bit (4byte) big endian integer.</text:p>
          </table:table-cell>
        </table:table-row>
        <table:table-row>
          <table:table-cell table:style-name="Table3.A2" office:value-type="string">
            <text:p text:style-name="P36">"REG_LINK"</text:p>
          </table:table-cell>
          <table:table-cell table:style-name="Table3.B14" office:value-type="string">
            <text:p text:style-name="P35">A symbolic link to another part of the registry tree.</text:p>
          </table:table-cell>
        </table:table-row>
        <table:table-row>
          <table:table-cell table:style-name="Table3.A2" office:value-type="string">
            <text:p text:style-name="P36">"REG_MULTI_SZ"</text:p>
          </table:table-cell>
          <table:table-cell table:style-name="Table3.B14" office:value-type="string">
            <text:p text:style-name="P35">Multiple Windows strings. See http://blogs.msdn.com/oldnewthing/archive/2009/10/08/9904646.aspx</text:p>
          </table:table-cell>
        </table:table-row>
        <table:table-row>
          <table:table-cell table:style-name="Table3.A2" office:value-type="string">
            <text:p text:style-name="P36">"REG_RESOURCE_LIST"</text:p>
          </table:table-cell>
          <table:table-cell table:style-name="Table3.B14" office:value-type="string">
            <text:p text:style-name="P35">A resource list.</text:p>
          </table:table-cell>
        </table:table-row>
        <table:table-row>
          <table:table-cell table:style-name="Table3.A2" office:value-type="string">
            <text:p text:style-name="P36">"REG_FULL_RESOURCE_DESC"</text:p>
          </table:table-cell>
          <table:table-cell table:style-name="Table3.B14" office:value-type="string">
            <text:p text:style-name="P35">A resource descriptor.</text:p>
          </table:table-cell>
        </table:table-row>
        <table:table-row>
          <table:table-cell table:style-name="Table3.A2" office:value-type="string">
            <text:p text:style-name="P36">"REG_RESOURCE_REQ_LIST"</text:p>
          </table:table-cell>
          <table:table-cell table:style-name="Table3.B14" office:value-type="string">
            <text:p text:style-name="P35">A resource requirements list.</text:p>
          </table:table-cell>
        </table:table-row>
        <table:table-row>
          <table:table-cell table:style-name="Table3.A2" office:value-type="string">
            <text:p text:style-name="P36">"REG_QWORD"</text:p>
          </table:table-cell>
          <table:table-cell table:style-name="Table3.B14" office:value-type="string">
            <text:p text:style-name="P35">A 64bit (8byte) integer with unspecified endianness (Usually little endian, but who knows!).</text:p>
          </table:table-cell>
        </table:table-row>
        <table:table-row>
          <table:table-cell table:style-name="Table3.A2" office:value-type="string">
            <text:p text:style-name="P36">“0xXXXXXXXX”</text:p>
          </table:table-cell>
          <table:table-cell table:style-name="Table3.B14" office:value-type="string">
            <text:p text:style-name="P35">Unknown types will be formated as 32bit (4byte) hexadecimal value prepended with “0x”.</text:p>
          </table:table-cell>
        </table:table-row>
      </table:table>
      <text:p text:style-name="P30"/>
      <text:p text:style-name="P33"><text:span text:style-name="T9">Example:</text:span><text:span text:style-name="T3"> var key_value=</text:span><text:bookmark-start text:name="__DdeLink__269_9209850912"/><text:span text:style-name="T3">GetRegistryKeyValue</text:span><text:bookmark-end text:name="__DdeLink__269_9209850912"/><text:span text:style-name="T3">(“\\some\\registry\\path”, “MyKey”);<text:line-break/></text:span><text:span text:style-name="T3">if(typeof key_value !== 'undefined') {<text:line-break/><text:tab/>println(“Value type: “, RegistryKeyTypeToString(key_value.type));<text:line-break/>}</text:span></text:p>
      <text:p text:style-name="P5"/>
      <text:list xml:id="list1249324208" text:continue-numbering="true" text:style-name="L1">
        <text:list-item>
          <text:p text:style-name="P107">Examples</text:p>
          <text:list>
            <text:list-item>
              <text:p text:style-name="P91">Windows installation <text:span text:style-name="T36">date</text:span> / <text:span text:style-name="T36">time</text:span> (SOFTWARE hive)</text:p>
            </text:list-item>
          </text:list>
        </text:list-item>
      </text:list>
      <text:p text:style-name="P100"><text:span text:style-name="T33">function fred_report_info() {</text:span></text:p>
      <text:p text:style-name="P102"><text:span text:style-name="T33"><text:tab/>var info={report_cat<text:tab/>: "</text:span><text:span text:style-name="T37">SOFTWARE</text:span><text:span text:style-name="T33">",</text:span></text:p>
      <text:p text:style-name="P102"><text:span text:style-name="T33"><text:tab/><text:tab/>report_name<text:tab/>: "</text:span><text:span text:style-name="T37">WindowsInstallDate</text:span><text:span text:style-name="T33">",</text:span></text:p>
      <text:p text:style-name="P102"><text:span text:style-name="T33"><text:tab/><text:tab/>report_author<text:tab/>: "Gillen Daniel",</text:span></text:p>
      <text:p text:style-name="P102"><text:span text:style-name="T33"><text:tab/><text:tab/>report_desc<text:tab/>: "</text:span><text:span text:style-name="T37">Report Windows installation date / time</text:span><text:span text:style-name="T33">",</text:span></text:p>
      <text:p text:style-name="P102"><text:soft-page-break/><text:span text:style-name="T33"><text:tab/><text:tab/>fred_api<text:tab/>: 2,</text:span></text:p>
      <text:p text:style-name="P102"><text:span text:style-name="T33"><text:tab/><text:tab/>hive<text:tab/>: "</text:span><text:span text:style-name="T37">SOFTWARE</text:span><text:span text:style-name="T33">"</text:span></text:p>
      <text:p text:style-name="P100"><text:span text:style-name="T33"><text:tab/>};</text:span></text:p>
      <text:p text:style-name="P100"><text:span text:style-name="T33"><text:tab/>return info;</text:span></text:p>
      <text:p text:style-name="P100"><text:span text:style-name="T33">}</text:span></text:p>
      <text:p text:style-name="P100"><text:span text:style-name="T33"/></text:p>
      <text:p text:style-name="P100"><text:span text:style-name="T36">function fred_report_htm() {</text:span></text:p>
      <text:p text:style-name="P100"><text:span text:style-name="T36"><text:tab/></text:span>println(" <text:s text:c="3"/>&lt;h2&gt;Windows installation time / date&lt;/h2&gt;");</text:p>
      <text:p text:style-name="P100"><text:tab/>println(" <text:s text:c="3"/>&lt;table style=\"margin-left:20px; font-size:12; white-space:nowrap\"&gt;");</text:p>
      <text:p text:style-name="P100"/>
      <text:p text:style-name="P100"><text:tab/>var val=GetRegistryKeyValue("\\Microsoft\\Windows NT\\CurrentVersion","InstallDate"); </text:p>
      <text:p text:style-name="P100"><text:tab/>print(" <text:s text:c="7"/>&lt;tr&gt;&lt;td&gt;Install date:&lt;/td&gt;”);</text:p>
      <text:p text:style-name="P100"><text:tab/>if(typeof val !== 'undefined') {</text:p>
      <text:p text:style-name="P104"><text:tab/><text:tab/>println(“&lt;td&gt;”,RegistryKeyValueToVariant(val.value,"unixtime"),”&lt;/td&gt;”);</text:p>
      <text:p text:style-name="P104"><text:tab/>} else {</text:p>
      <text:p text:style-name="P104"><text:tab/><text:tab/>println("&lt;td&gt;unknown&lt;/td&gt;");</text:p>
      <text:p text:style-name="P104"><text:tab/>}</text:p>
      <text:p text:style-name="P104"/>
      <text:p text:style-name="P104"><text:tab/>println(“ <text:s text:c="3"/>&lt;/table&gt;”);</text:p>
      <text:p text:style-name="P104"><text:span text:style-name="T36">}</text:span></text:p>
      <text:p text:style-name="P26"/>
      <text:list xml:id="list800927508" text:continue-numbering="true" text:style-name="L1">
        <text:list-item>
          <text:list>
            <text:list-item>
              <text:p text:style-name="P91">Recent documents (NTUSER.DAT hive)</text:p>
            </text:list-item>
          </text:list>
        </text:list-item>
      </text:list>
      <text:p text:style-name="P101"><text:span text:style-name="T33">function fred_report_info() {</text:span></text:p>
      <text:p text:style-name="P103"><text:span text:style-name="T33"><text:tab/>var info={report_cat<text:tab/>: "</text:span><text:span text:style-name="T38">NTUSER</text:span><text:span text:style-name="T33">",</text:span></text:p>
      <text:p text:style-name="P103"><text:span text:style-name="T33"><text:tab/><text:tab/>report_name<text:tab/>: "</text:span><text:span text:style-name="T38">RecentDocuments</text:span><text:span text:style-name="T33">",</text:span></text:p>
      <text:p text:style-name="P103"><text:span text:style-name="T33"><text:tab/><text:tab/>report_author<text:tab/>: "Gillen Daniel",</text:span></text:p>
      <text:p text:style-name="P103"><text:span text:style-name="T33"><text:tab/><text:tab/>report_desc<text:tab/>: "</text:span><text:span text:style-name="T37">Report </text:span><text:span text:style-name="T38">recently used documents</text:span><text:span text:style-name="T33">",</text:span></text:p>
      <text:p text:style-name="P103"><text:span text:style-name="T33"><text:tab/><text:tab/>fred_api<text:tab/>: 2,</text:span></text:p>
      <text:p text:style-name="P103"><text:span text:style-name="T33"><text:tab/><text:tab/>hive<text:tab/>: "</text:span><text:span text:style-name="T38">NTUSER</text:span><text:span text:style-name="T33">"</text:span></text:p>
      <text:p text:style-name="P101"><text:span text:style-name="T33"><text:tab/>};</text:span></text:p>
      <text:p text:style-name="P101"><text:span text:style-name="T33"><text:tab/>return info;</text:span></text:p>
      <text:p text:style-name="P101"><text:span text:style-name="T33">}</text:span></text:p>
      <text:p text:style-name="P101"><text:span text:style-name="T33"/></text:p>
      <text:p text:style-name="P101"><text:span text:style-name="T36">function fred_report_htm() {</text:span></text:p>
      <text:p text:style-name="P101"><text:span text:style-name="T36"><text:tab/></text:span>println(" <text:s text:c="3"/>&lt;h2&gt;Recent documents&lt;/h2&gt;"); </text:p>
      <text:p text:style-name="P101"><text:tab/>println(" <text:s text:c="3"/>&lt;p style=\"font-size:12\"&gt;"); </text:p>
      <text:p text:style-name="P101"><text:tab/>println(" <text:s text:c="5"/>&lt;table style=\"margin-left:20px; font-size:12\"&gt;"); </text:p>
      <text:p text:style-name="P101"/>
      <text:p text:style-name="P101"><text:tab/>// Get list of recent docs </text:p>
      <text:p text:style-name="P101"><text:tab/>var recent_docs=</text:p>
      <text:p text:style-name="P106"><text:span text:style-name="T6"><text:tab/><text:tab/>GetRegistryKeyValue("\\Software\\Microsoft\\Windows\\CurrentVersion\\Explorer\\RecentDocs",</text:span></text:p>
      <text:p text:style-name="P105"><text:tab/><text:tab/><text:tab/>"MRUListEx");</text:p>
      <text:p text:style-name="P105"><text:tab/></text:p>
      <text:p text:style-name="P105"><text:tab/>// Iterate over all recent docs </text:p>
      <text:p text:style-name="P105"><text:tab/>var i=0; </text:p>
      <text:p text:style-name="P105"><text:tab/>var runlist=RegistryKeyValueToVariant(recent_docs.value, "uint32",i); </text:p>
      <text:p text:style-name="P105"><text:tab/>while(Number(runlist) != 0xffffffff) { </text:p>
      <text:p text:style-name="P105"><text:tab/><text:tab/>var entry=</text:p>
      <text:p text:style-name="P105"><text:tab/><text:tab/>GetRegistryKeyValue("\\Software\\Microsoft\\Windows\\CurrentVersion\\Explorer\\ RecentDocs”,</text:p>
      <text:p text:style-name="P81"><text:tab/><text:tab/>runlist.toString(10));</text:p>
      <text:p text:style-name="P82"><text:tab/><text:tab/>println(" <text:s text:c="7"/>&lt;tr&gt;&lt;td&gt;", RegistryKeyValueToVariant(entry.value, "utf16", 0), "&lt;/td&gt;&lt;/tr&gt;");</text:p>
      <text:p text:style-name="P82"><text:tab/><text:tab/>i+=4;</text:p>
      <text:p text:style-name="P82"><text:tab/><text:tab/>runlist=RegistryKeyValueToVariant(recent_docs.value, "uint32",i);</text:p>
      <text:p text:style-name="P83"><text:tab/>}</text:p>
      <text:p text:style-name="P83"/>
      <text:p text:style-name="P83"><text:tab/>println(" <text:s text:c="3"/>&lt;/table&gt;");</text:p>
      <text:p text:style-name="P83"><text:tab/>println(" <text:s/>&lt;/p&gt;"); </text:p>
      <text:p text:style-name="P84"><text:span text:style-name="T3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MT1" style:family="text">
      <style:text-properties officeooo:rsid="0008868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text:span text:style-name="MT1">2</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3:27:05</meta:creation-date>
    <dc:date>2013-06-10T11:34:49</dc:date>
    <meta:editing-duration>PT9H15M51S</meta:editing-duration>
    <meta:editing-cycles>88</meta:editing-cycles>
    <meta:generator>LibreOffice/4.0.2.2$Linux_X86_64 LibreOffice_project/400m0$Build-2</meta:generator>
    <dc:creator>Gillen Daniel</dc:creator>
    <meta:printed-by>Gillen Daniel</meta:printed-by>
    <meta:print-date>2013-06-10T09:52:34</meta:print-date>
    <meta:document-statistic meta:table-count="5" meta:image-count="0" meta:object-count="0" meta:page-count="7" meta:paragraph-count="296" meta:word-count="2135" meta:character-count="16287" meta:non-whitespace-character-count="14225"/>
  </office:meta>
</office:document-meta>
</file>